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7228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4.9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0">
      <style:table-cell-properties fo:background-color="transparent" fo:border="0.0008in solid #000000"/>
      <style:text-properties fo:font-weight="bold" style:font-weight-asian="bold" style:font-weight-complex="bold"/>
    </style:style>
    <style:style style:name="ce2" style:family="table-cell" style:parent-style-name="Default" style:data-style-name="N75">
      <style:table-cell-properties fo:background-color="#ffff99"/>
    </style:style>
    <style:style style:name="ce3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ffff99"/>
    </style:style>
    <style:style style:name="ce5" style:family="table-cell" style:parent-style-name="Default" style:data-style-name="N3">
      <style:table-cell-properties fo:background-color="#ffffcc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ffffcc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#ccff00"/>
    </style:style>
    <style:style style:name="ce11" style:family="table-cell" style:parent-style-name="Default" style:data-style-name="N1">
      <style:table-cell-properties fo:background-color="#ff6600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#ccff00"/>
    </style:style>
    <style:style style:name="ce17" style:family="table-cell" style:parent-style-name="Default" style:data-style-name="N0">
      <style:table-cell-properties fo:background-color="#ff6600"/>
    </style:style>
  </office:automatic-styles>
  <office:body>
    <office:spreadsheet>
      <table:table table:name="YouTube View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float" office:value="18000">
            <text:p>18000</text:p>
          </table:table-cell>
          <table:table-cell table:style-name="ce3" office:value-type="string">
            <text:p>Displayed</text:p>
          </table:table-cell>
          <table:table-cell table:style-name="ce5" office:value-type="string">
            <text:p>Max Displayed</text:p>
          </table:table-cell>
          <table:table-cell table:style-name="ce7" office:value-type="string">
            <text:p>Site</text:p>
          </table:table-cell>
          <table:table-cell table:style-name="ce7" office:value-type="string">
            <text:p>Property</text:p>
          </table:table-cell>
          <table:table-cell table:style-name="ce8" office:value-type="string">
            <text:p>Count</text:p>
          </table:table-cell>
          <table:table-cell table:style-name="ce12" office:value-type="string">
            <text:p>Min Delta</text:p>
          </table:table-cell>
          <table:table-cell table:style-name="ce12" office:value-type="string">
            <text:p>Max Delta</text:p>
          </table:table-cell>
          <table:table-cell table:style-name="ce7" office:value-type="string">
            <text:p>Template</text:p>
          </table:table-cell>
          <table:table-cell table:style-name="ce7" table:number-columns-repeated="1013"/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views 👁️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️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1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thousand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28]&gt;=[.A$1];[.G28]&lt;[.A$1]);TODAY()+[.F28]/[.A$1];&quot;&quot;)" office:value-type="date" office:date-value="2020-02-24T13:20:00">
            <text:p>Feb 24, 2020</text:p>
          </table:table-cell>
          <table:table-cell table:formula="of:=IF([.A28]=&quot;&quot;;&quot;&quot;;[.$F28]+[.A$1]/3)" office:value-type="float" office:value="106000">
            <text:p>106,000</text:p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29]&gt;=[.A$1];[.G29]&lt;[.A$1]);TODAY()+[.F29]/[.A$1];&quot;&quot;)">
            <text:p/>
          </table:table-cell>
          <table:table-cell table:formula="of:=IF([.A29]=&quot;&quot;;&quot;&quot;;[.$F29]+[.A$1]/3)">
            <text:p/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1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4]&gt;=[.A$1];[.G34]&lt;[.A$1]);TODAY()+[.F34]/[.A$1];&quot;&quot;)" office:value-type="date" office:date-value="2020-03-17T18:40:00">
            <text:p>Mar 17, 2020</text:p>
          </table:table-cell>
          <table:table-cell table:formula="of:=IF([.A34]=&quot;&quot;;&quot;&quot;;[.$F34]+[.A$1]/3)" office:value-type="float" office:value="506000">
            <text:p>506,000</text:p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47]&gt;=[.A$1];[.G47]&lt;[.A$1]);TODAY()+[.F47]/[.A$1];&quot;&quot;)" office:value-type="date" office:date-value="2020-04-14T13:20:00">
            <text:p>Apr 14, 2020</text:p>
          </table:table-cell>
          <table:table-cell table:formula="of:=IF([.A47]=&quot;&quot;;&quot;&quot;;[.$F47]+[.A$1]/3)" office:value-type="float" office:value="1006000">
            <text:p>1,006,000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1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49]&gt;=[.A$1];[.G49]&lt;[.A$1]);TODAY()+[.F49]/[.A$1];&quot;&quot;)" office:value-type="date" office:date-value="2020-06-09T02:40:00">
            <text:p>Jun 9, 2020</text:p>
          </table:table-cell>
          <table:table-cell table:formula="of:=IF([.A49]=&quot;&quot;;&quot;&quot;;[.$F49]+[.A$1]/3)" office:value-type="float" office:value="2006000">
            <text:p>2,006,000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0]&gt;=[.A$1];[.G50]&lt;[.A$1]);TODAY()+[.F50]/[.A$1];&quot;&quot;)" office:value-type="date" office:date-value="2020-08-03T16:00:00">
            <text:p>Aug 3, 2020</text:p>
          </table:table-cell>
          <table:table-cell table:formula="of:=IF([.A50]=&quot;&quot;;&quot;&quot;;[.$F50]+[.A$1]/3)" office:value-type="float" office:value="3006000">
            <text:p>3,006,000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1]&gt;=[.A$1];[.G51]&lt;[.A$1]);TODAY()+[.F51]/[.A$1];&quot;&quot;)" office:value-type="date" office:date-value="2020-09-28T05:20:00">
            <text:p>Sep 28, 2020</text:p>
          </table:table-cell>
          <table:table-cell table:formula="of:=IF([.A51]=&quot;&quot;;&quot;&quot;;[.$F51]+[.A$1]/3)" office:value-type="float" office:value="4006000">
            <text:p>4,006,000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2]&gt;=[.A$1];[.G52]&lt;[.A$1]);TODAY()+[.F52]/[.A$1];&quot;&quot;)" office:value-type="date" office:date-value="2020-11-22T18:40:00">
            <text:p>Nov 22, 2020</text:p>
          </table:table-cell>
          <table:table-cell table:formula="of:=IF([.A52]=&quot;&quot;;&quot;&quot;;[.$F52]+[.A$1]/3)" office:value-type="float" office:value="5006000">
            <text:p>5,006,000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3]&gt;=[.A$1];[.G53]&lt;[.A$1]);TODAY()+[.F53]/[.A$1];&quot;&quot;)" office:value-type="date" office:date-value="2021-01-17T08:00:00">
            <text:p>Jan 17, 2021</text:p>
          </table:table-cell>
          <table:table-cell table:formula="of:=IF([.A53]=&quot;&quot;;&quot;&quot;;[.$F53]+[.A$1]/3)" office:value-type="float" office:value="6006000">
            <text:p>6,006,000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4]&gt;=[.A$1];[.G54]&lt;[.A$1]);TODAY()+[.F54]/[.A$1];&quot;&quot;)" office:value-type="date" office:date-value="2021-03-13T21:20:00">
            <text:p>Mar 13, 2021</text:p>
          </table:table-cell>
          <table:table-cell table:formula="of:=IF([.A54]=&quot;&quot;;&quot;&quot;;[.$F54]+[.A$1]/3)" office:value-type="float" office:value="7006000">
            <text:p>7,006,000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5]&gt;=[.A$1];[.G55]&lt;[.A$1]);TODAY()+[.F55]/[.A$1];&quot;&quot;)" office:value-type="date" office:date-value="2021-05-08T10:40:00">
            <text:p>May 8, 2021</text:p>
          </table:table-cell>
          <table:table-cell table:formula="of:=IF([.A55]=&quot;&quot;;&quot;&quot;;[.$F55]+[.A$1]/3)" office:value-type="float" office:value="8006000">
            <text:p>8,006,000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6]&gt;=[.A$1];[.G56]&lt;[.A$1]);TODAY()+[.F56]/[.A$1];&quot;&quot;)" office:value-type="date" office:date-value="2021-07-03">
            <text:p>Jul 3, 2021</text:p>
          </table:table-cell>
          <table:table-cell table:formula="of:=IF([.A56]=&quot;&quot;;&quot;&quot;;[.$F56]+[.A$1]/3)" office:value-type="float" office:value="9006000">
            <text:p>9,006,000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7]&gt;=[.A$1];[.G57]&lt;[.A$1]);TODAY()+[.F57]/[.A$1];&quot;&quot;)" office:value-type="date" office:date-value="2021-08-27T13:20:00">
            <text:p>Aug 27, 2021</text:p>
          </table:table-cell>
          <table:table-cell table:formula="of:=IF([.A57]=&quot;&quot;;&quot;&quot;;[.$F57]+[.A$1]/3)" office:value-type="float" office:value="10006000">
            <text:p>10,006,000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8]&gt;=[.A$1];[.G58]&lt;[.A$1]);TODAY()+[.F58]/[.A$1];&quot;&quot;)" office:value-type="date" office:date-value="2023-03-06T02:40:00">
            <text:p>Mar 6, 2023</text:p>
          </table:table-cell>
          <table:table-cell table:formula="of:=IF([.A58]=&quot;&quot;;&quot;&quot;;[.$F58]+[.A$1]/3)" office:value-type="float" office:value="20006000">
            <text:p>20,006,000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59]&gt;=[.A$1];[.G59]&lt;[.A$1]);TODAY()+[.F59]/[.A$1];&quot;&quot;)" office:value-type="date" office:date-value="2024-09-11T16:00:00">
            <text:p>Sep 11, 2024</text:p>
          </table:table-cell>
          <table:table-cell table:formula="of:=IF([.A59]=&quot;&quot;;&quot;&quot;;[.$F59]+[.A$1]/3)" office:value-type="float" office:value="30006000">
            <text:p>30,006,000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0]&gt;=[.A$1];[.G60]&lt;[.A$1]);TODAY()+[.F60]/[.A$1];&quot;&quot;)" office:value-type="date" office:date-value="2026-03-21T05:20:00">
            <text:p>Mar 21, 2026</text:p>
          </table:table-cell>
          <table:table-cell table:formula="of:=IF([.A60]=&quot;&quot;;&quot;&quot;;[.$F60]+[.A$1]/3)" office:value-type="float" office:value="40006000">
            <text:p>40,006,000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1]&gt;=[.A$1];[.G61]&lt;[.A$1]);TODAY()+[.F61]/[.A$1];&quot;&quot;)" office:value-type="date" office:date-value="2027-09-27T18:40:00">
            <text:p>Sep 27, 2027</text:p>
          </table:table-cell>
          <table:table-cell table:formula="of:=IF([.A61]=&quot;&quot;;&quot;&quot;;[.$F61]+[.A$1]/3)" office:value-type="float" office:value="50006000">
            <text:p>50,006,000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2]&gt;=[.A$1];[.G62]&lt;[.A$1]);TODAY()+[.F62]/[.A$1];&quot;&quot;)" office:value-type="date" office:date-value="2029-04-05T08:00:00">
            <text:p>Apr 5, 2029</text:p>
          </table:table-cell>
          <table:table-cell table:formula="of:=IF([.A62]=&quot;&quot;;&quot;&quot;;[.$F62]+[.A$1]/3)" office:value-type="float" office:value="60006000">
            <text:p>60,006,000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3]&gt;=[.A$1];[.G63]&lt;[.A$1]);TODAY()+[.F63]/[.A$1];&quot;&quot;)" office:value-type="date" office:date-value="2030-10-12T21:20:00">
            <text:p>Oct 12, 2030</text:p>
          </table:table-cell>
          <table:table-cell table:formula="of:=IF([.A63]=&quot;&quot;;&quot;&quot;;[.$F63]+[.A$1]/3)" office:value-type="float" office:value="70006000">
            <text:p>70,006,000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4]&gt;=[.A$1];[.G64]&lt;[.A$1]);TODAY()+[.F64]/[.A$1];&quot;&quot;)" office:value-type="date" office:date-value="2032-04-20T10:40:00">
            <text:p>Apr 20, 2032</text:p>
          </table:table-cell>
          <table:table-cell table:formula="of:=IF([.A64]=&quot;&quot;;&quot;&quot;;[.$F64]+[.A$1]/3)" office:value-type="float" office:value="80006000">
            <text:p>80,006,000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5]&gt;=[.A$1];[.G65]&lt;[.A$1]);TODAY()+[.F65]/[.A$1];&quot;&quot;)" office:value-type="date" office:date-value="2033-10-28">
            <text:p>Oct 28, 2033</text:p>
          </table:table-cell>
          <table:table-cell table:formula="of:=IF([.A65]=&quot;&quot;;&quot;&quot;;[.$F65]+[.A$1]/3)" office:value-type="float" office:value="90006000">
            <text:p>90,006,000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8]&gt;=[.A$1];[.G68]&lt;[.A$1]);TODAY()+[.F68]/[.A$1];&quot;&quot;)">
            <text:p/>
          </table:table-cell>
          <table:table-cell table:formula="of:=IF([.A68]=&quot;&quot;;&quot;&quot;;[.$F68]+[.A$1]/3)">
            <text:p/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69]&gt;=[.A$1];[.G69]&lt;[.A$1]);TODAY()+[.F69]/[.A$1];&quot;&quot;)" office:value-type="date" office:date-value="2035-03-12">
            <text:p>Mar 12, 2035</text:p>
          </table:table-cell>
          <table:table-cell table:formula="of:=IF([.A69]=&quot;&quot;;&quot;&quot;;[.$F69]+[.A$1]/3)" office:value-type="float" office:value="99006000">
            <text:p>99,006,000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0]&gt;=[.A$1];[.G70]&lt;[.A$1]);TODAY()+[.F70]/[.A$1];&quot;&quot;)" office:value-type="date" office:date-value="2035-04-08T18:40:00">
            <text:p>Apr 8, 2035</text:p>
          </table:table-cell>
          <table:table-cell table:formula="of:=IF([.A70]=&quot;&quot;;&quot;&quot;;[.$F70]+[.A$1]/3)" office:value-type="float" office:value="99506000">
            <text:p>99,506,000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1]&gt;=[.A$1];[.G71]&lt;[.A$1]);TODAY()+[.F71]/[.A$1];&quot;&quot;)" office:value-type="date" office:date-value="2035-04-19T21:20:00">
            <text:p>Apr 19, 2035</text:p>
          </table:table-cell>
          <table:table-cell table:formula="of:=IF([.A71]=&quot;&quot;;&quot;&quot;;[.$F71]+[.A$1]/3)" office:value-type="float" office:value="99706000">
            <text:p>99,706,000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2]&gt;=[.A$1];[.G72]&lt;[.A$1]);TODAY()+[.F72]/[.A$1];&quot;&quot;)" office:value-type="date" office:date-value="2035-04-25T10:40:00">
            <text:p>Apr 25, 2035</text:p>
          </table:table-cell>
          <table:table-cell table:formula="of:=IF([.A72]=&quot;&quot;;&quot;&quot;;[.$F72]+[.A$1]/3)" office:value-type="float" office:value="99806000">
            <text:p>99,806,000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3]&gt;=[.A$1];[.G73]&lt;[.A$1]);TODAY()+[.F73]/[.A$1];&quot;&quot;)" office:value-type="date" office:date-value="2035-05-01">
            <text:p>May 1, 2035</text:p>
          </table:table-cell>
          <table:table-cell table:formula="of:=IF([.A73]=&quot;&quot;;&quot;&quot;;[.$F73]+[.A$1]/3)" office:value-type="float" office:value="99906000">
            <text:p>99,906,000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74]&gt;=[.A$1];[.G74]&lt;[.A$1]);TODAY()+[.F74]/[.A$1];&quot;&quot;)" office:value-type="date" office:date-value="2035-05-06T13:20:00">
            <text:p>May 6, 2035</text:p>
          </table:table-cell>
          <table:table-cell table:formula="of:=IF([.A74]=&quot;&quot;;&quot;&quot;;[.$F74]+[.A$1]/3)" office:value-type="float" office:value="100006000">
            <text:p>100,006,000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YouTube views 👁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75]&gt;=[.A$1];[.G75]&lt;[.A$1]);TODAY()+[.F75]/[.A$1];&quot;&quot;)" office:value-type="date" office:date-value="2050-07-22T02:40:00">
            <text:p>Jul 22, 2050</text:p>
          </table:table-cell>
          <table:table-cell table:formula="of:=IF([.A75]=&quot;&quot;;&quot;&quot;;[.$F75]+[.A$1]/3)" office:value-type="float" office:value="200006000">
            <text:p>200,006,000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6]&gt;=[.A$1];[.G76]&lt;[.A$1]);TODAY()+[.F76]/[.A$1];&quot;&quot;)" office:value-type="date" office:date-value="2058-02-27T21:20:00">
            <text:p>Feb 27, 2058</text:p>
          </table:table-cell>
          <table:table-cell table:formula="of:=IF([.A76]=&quot;&quot;;&quot;&quot;;[.$F76]+[.A$1]/3)" office:value-type="float" office:value="250006000">
            <text:p>250,006,000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7]&gt;=[.A$1];[.G77]&lt;[.A$1]);TODAY()+[.F77]/[.A$1];&quot;&quot;)" office:value-type="date" office:date-value="2065-10-06T16:00:00">
            <text:p>Oct 6, 2065</text:p>
          </table:table-cell>
          <table:table-cell table:formula="of:=IF([.A77]=&quot;&quot;;&quot;&quot;;[.$F77]+[.A$1]/3)" office:value-type="float" office:value="300006000">
            <text:p>300,006,000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8]&gt;=[.A$1];[.G78]&lt;[.A$1]);TODAY()+[.F78]/[.A$1];&quot;&quot;)" office:value-type="date" office:date-value="2080-12-22T05:20:00">
            <text:p>Dec 22, 2080</text:p>
          </table:table-cell>
          <table:table-cell table:formula="of:=IF([.A78]=&quot;&quot;;&quot;&quot;;[.$F78]+[.A$1]/3)" office:value-type="float" office:value="400006000">
            <text:p>400,006,000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79]&gt;=[.A$1];[.G79]&lt;[.A$1]);TODAY()+[.F79]/[.A$1];&quot;&quot;)" office:value-type="date" office:date-value="2096-03-08T18:40:00">
            <text:p>Mar 8, 2096</text:p>
          </table:table-cell>
          <table:table-cell table:formula="of:=IF([.A79]=&quot;&quot;;&quot;&quot;;[.$F79]+[.A$1]/3)" office:value-type="float" office:value="500006000">
            <text:p>500,006,000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YouTube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80]&gt;=[.A$1];[.G80]&lt;[.A$1]);TODAY()+[.F80]/[.A$1];&quot;&quot;)" office:value-type="date" office:date-value="2111-05-26T08:00:00.000001">
            <text:p>May 26, 2111</text:p>
          </table:table-cell>
          <table:table-cell table:formula="of:=IF([.A80]=&quot;&quot;;&quot;&quot;;[.$F80]+[.A$1]/3)" office:value-type="float" office:value="600006000">
            <text:p>600,006,000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1]&gt;=[.A$1];[.G81]&lt;[.A$1]);TODAY()+[.F81]/[.A$1];&quot;&quot;)" office:value-type="date" office:date-value="2126-08-10T21:20:00">
            <text:p>Aug 10, 2126</text:p>
          </table:table-cell>
          <table:table-cell table:formula="of:=IF([.A81]=&quot;&quot;;&quot;&quot;;[.$F81]+[.A$1]/3)" office:value-type="float" office:value="700006000">
            <text:p>700,006,000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2]&gt;=[.A$1];[.G82]&lt;[.A$1]);TODAY()+[.F82]/[.A$1];&quot;&quot;)" office:value-type="date" office:date-value="2134-03-19T15:59:59.999999">
            <text:p>Mar 19, 2134</text:p>
          </table:table-cell>
          <table:table-cell table:formula="of:=IF([.A82]=&quot;&quot;;&quot;&quot;;[.$F82]+[.A$1]/3)" office:value-type="float" office:value="750006000">
            <text:p>750,006,000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3]&gt;=[.A$1];[.G83]&lt;[.A$1]);TODAY()+[.F83]/[.A$1];&quot;&quot;)" office:value-type="date" office:date-value="2141-10-26T10:39:59.999999">
            <text:p>Oct 26, 2141</text:p>
          </table:table-cell>
          <table:table-cell table:formula="of:=IF([.A83]=&quot;&quot;;&quot;&quot;;[.$F83]+[.A$1]/3)" office:value-type="float" office:value="800006000">
            <text:p>800,006,000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4]&gt;=[.A$1];[.G84]&lt;[.A$1]);TODAY()+[.F84]/[.A$1];&quot;&quot;)" office:value-type="date" office:date-value="2157-01-11">
            <text:p>Jan 11, 2157</text:p>
          </table:table-cell>
          <table:table-cell table:formula="of:=IF([.A84]=&quot;&quot;;&quot;&quot;;[.$F84]+[.A$1]/3)" office:value-type="float" office:value="900006000">
            <text:p>900,006,000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YouTube views 👁 have reached {count} for "{title}". <text:s/>The daily average is {daily}.</text:p>
          </table:table-cell>
          <table:table-cell table:number-columns-repeated="1013"/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0]&gt;=[.A$1];[.G90]&lt;[.A$1]);TODAY()+[.F90]/[.A$1];&quot;&quot;)" office:value-type="date" office:date-value="2171-10-13T21:20:00">
            <text:p>Oct 13, 2171</text:p>
          </table:table-cell>
          <table:table-cell table:formula="of:=IF([.A90]=&quot;&quot;;&quot;&quot;;[.$F90]+[.A$1]/3)" office:value-type="float" office:value="997006000">
            <text:p>997,006,000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1]&gt;=[.A$1];[.G91]&lt;[.A$1]);TODAY()+[.F91]/[.A$1];&quot;&quot;)" office:value-type="date" office:date-value="2171-12-08T10:39:59.999999">
            <text:p>Dec 8, 2171</text:p>
          </table:table-cell>
          <table:table-cell table:formula="of:=IF([.A91]=&quot;&quot;;&quot;&quot;;[.$F91]+[.A$1]/3)" office:value-type="float" office:value="998006000">
            <text:p>998,006,000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2]&gt;=[.A$1];[.G92]&lt;[.A$1]);TODAY()+[.F92]/[.A$1];&quot;&quot;)" office:value-type="date" office:date-value="2172-02-02">
            <text:p>Feb 2, 2172</text:p>
          </table:table-cell>
          <table:table-cell table:formula="of:=IF([.A92]=&quot;&quot;;&quot;&quot;;[.$F92]+[.A$1]/3)" office:value-type="float" office:value="999006000">
            <text:p>999,006,000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table:style-name="ce10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views 👁 for "{title}". <text:s/>The current count is {count} and the daily average is {daily}.</text:p>
          </table:table-cell>
          <table:table-cell table:number-columns-repeated="1013"/>
        </table:table-row>
        <table:table-row table:style-name="ro1">
          <table:table-cell table:formula="of:=IF(AND([.H93]&gt;=[.A$1];[.G93]&lt;[.A$1]);TODAY()+[.F93]/[.A$1];&quot;&quot;)" office:value-type="date" office:date-value="2172-03-28T13:20:00.000001">
            <text:p>Mar 28, 2172</text:p>
          </table:table-cell>
          <table:table-cell table:formula="of:=IF([.A93]=&quot;&quot;;&quot;&quot;;[.$F93]+[.A$1]/3)" office:value-type="float" office:value="1000006000">
            <text:p>1,000,006,000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views 👁 on YouTube for "{title}"! <text:s/>🎉 <text:s/>{tags}</text:p>
          </table:table-cell>
          <table:table-cell table:number-columns-repeated="1013"/>
        </table:table-row>
        <table:table-row table:style-name="ro1">
          <table:table-cell table:formula="of:=IF(AND([.H94]&gt;=[.A$1];[.G94]&lt;[.A$1]);TODAY()+[.F94]/[.A$1];&quot;&quot;)" office:value-type="date" office:date-value="2324-05-07T02:40:00">
            <text:p>May 7, 2324</text:p>
          </table:table-cell>
          <table:table-cell table:formula="of:=IF([.A94]=&quot;&quot;;&quot;&quot;;[.$F94]+[.A$1]/3)" office:value-type="float" office:value="2000006000">
            <text:p>2,000,006,000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View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views 👁 on YouTube for "{title}"!</text:p>
          </table:table-cell>
          <table:table-cell table:number-columns-repeated="1013"/>
        </table:table-row>
        <table:table-row table:style-name="ro1" table:number-rows-repeated="1048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YouTube Like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4" office:value-type="float" office:value="27414">
            <text:p>27414</text:p>
          </table:table-cell>
          <table:table-cell table:style-name="ce15" office:value-type="string">
            <text:p>Displayed</text:p>
          </table:table-cell>
          <table:table-cell office:value-type="string">
            <text:p>Max Displayed</text:p>
          </table:table-cell>
          <table:table-cell table:style-name="ce7" office:value-type="string">
            <text:p>Site</text:p>
          </table:table-cell>
          <table:table-cell table:style-name="ce7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YouTube likes 👍 for "{title}"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7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thousand YouTube likes 👍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2-22T15:32:47.432699">
            <text:p>Feb 2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7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YouTube likes 👍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3-26T11:27:54.326987">
            <text:p>Mar 26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YouTube likes 👍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7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YouTube likes 👍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01T22:55:48.653972">
            <text:p>May 1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07T10:23:42.980959">
            <text:p>Jun 7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13T21:51:37.307945">
            <text:p>Jul 13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19T09:19:31.634931">
            <text:p>Aug 19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09-24T20:47:25.961917">
            <text:p>Sep 24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0-31T08:15:20.288904">
            <text:p>Oct 31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06T19:43:14.61589">
            <text:p>Dec 6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12T07:11:08.942876">
            <text:p>Jan 12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17T18:39:03.269862">
            <text:p>Feb 17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17T13:18:06.539724">
            <text:p>Feb 17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17T07:57:09.809586">
            <text:p>Feb 17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17T02:36:13.079449">
            <text:p>Feb 17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15T21:15:16.349311">
            <text:p>Feb 15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15T15:54:19.619173">
            <text:p>Feb 15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15T10:33:22.889035">
            <text:p>Feb 15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15T05:12:26.158897">
            <text:p>Feb 15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13T23:51:29.428759">
            <text:p>Feb 13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02T19:34:44.044648">
            <text:p>Dec 2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08T07:02:38.371635">
            <text:p>Jan 8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1-26T12:46:35.535128">
            <text:p>Jan 26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02T19:52:10.400525">
            <text:p>Feb 2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06T11:24:57.833224">
            <text:p>Feb 6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0T02:57:45.265923">
            <text:p>Feb 10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13T18:30:32.698621">
            <text:p>Feb 13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YouTube likes 👍 for "{title}"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09T13:01:05.397242">
            <text:p>Feb 9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06T10:16:21.746553">
            <text:p>Feb 6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04T07:31:38.095863">
            <text:p>Feb 4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1-31T02:02:10.794485">
            <text:p>Jan 31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1-25T20:32:43.493106">
            <text:p>Jan 25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YouTube for "{title}"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21T15:03:16.191727">
            <text:p>Jan 21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16T09:33:48.890348">
            <text:p>Jan 16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14T06:49:05.239659">
            <text:p>Jan 14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12T04:04:21.58897">
            <text:p>Jan 12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07T22:34:54.287591">
            <text:p>Jan 7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YouTube likes 👍 have reached {count} for "{title}"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16T06:41:44.005252">
            <text:p>Sep 16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22T18:09:38.332238">
            <text:p>Oct 22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1-28T05:37:32.659225">
            <text:p>Nov 28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table:style-name="ce16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YouTube likes 👍 for "{title}"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03T17:05:26.986211">
            <text:p>Jan 3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likes 👍 on YouTube for "{title}"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18T10:10:53.97242">
            <text:p>Nov 18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Like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likes 👍 on YouTube for "{title}"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YouTube Subscriber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4" office:value-type="float" office:value="27414">
            <text:p>27414</text:p>
          </table:table-cell>
          <table:table-cell table:style-name="ce15" office:value-type="string">
            <text:p>Displayed</text:p>
          </table:table-cell>
          <table:table-cell office:value-type="string">
            <text:p>Max Displayed</text:p>
          </table:table-cell>
          <table:table-cell table:style-name="ce7" office:value-type="string">
            <text:p>Site</text:p>
          </table:table-cell>
          <table:table-cell table:style-name="ce7" office:value-type="string">
            <text:p>Property</text:p>
          </table:table-cell>
          <table:table-cell office:value-type="string">
            <text:p>Count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1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📺 <text:s/>We're almost to one hundred thousand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7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📺 <text:s/>🎉 <text:s/>We are at one thousand YouTube subscribers for "{title}"! <text:s/>🎉 <text:s/>{tags}</text:p>
          </table:table-cell>
        </table:table-row>
        <table:table-row table:style-name="ro1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29]&gt;=[.A$1];[.G29]&lt;[.A$1]);TODAY()+[.F29]/[.A$1];&quot;&quot;)" office:value-type="date" office:date-value="2020-02-22T15:32:47.432699">
            <text:p>Feb 2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7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📺 <text:s/>🎉 <text:s/>We have zoomed past one hundred thousand YouTube subscribers for "{title}"! <text:s/>🎉 <text:s/>{tags}</text:p>
          </table:table-cell>
        </table:table-row>
        <table:table-row table:style-name="ro1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📺 <text:s/>We're almost to a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47]&gt;=[.A$1];[.G47]&lt;[.A$1]);TODAY()+[.F47]/[.A$1];&quot;&quot;)" office:value-type="date" office:date-value="2020-03-26T11:27:54.326987">
            <text:p>Mar 26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📺 <text:s/>🎉 <text:s/>We are at one million YouTube subscribers for "{title}"! <text:s/>🎉 <text:s/>{tags}</text:p>
          </table:table-cell>
        </table:table-row>
        <table:table-row table:style-name="ro1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7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📺 <text:s/>🎉 <text:s/>We have zoomed past one million YouTube subscribers for "{title}"! <text:s/>🎉 <text:s/>{tags}</text:p>
          </table:table-cell>
        </table:table-row>
        <table:table-row table:style-name="ro1">
          <table:table-cell table:formula="of:=IF(AND([.H49]&gt;=[.A$1];[.G49]&lt;[.A$1]);TODAY()+[.F49]/[.A$1];&quot;&quot;)" office:value-type="date" office:date-value="2020-05-01T22:55:48.653972">
            <text:p>May 1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0]&gt;=[.A$1];[.G50]&lt;[.A$1]);TODAY()+[.F50]/[.A$1];&quot;&quot;)" office:value-type="date" office:date-value="2020-06-07T10:23:42.980959">
            <text:p>Jun 7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1]&gt;=[.A$1];[.G51]&lt;[.A$1]);TODAY()+[.F51]/[.A$1];&quot;&quot;)" office:value-type="date" office:date-value="2020-07-13T21:51:37.307945">
            <text:p>Jul 13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2]&gt;=[.A$1];[.G52]&lt;[.A$1]);TODAY()+[.F52]/[.A$1];&quot;&quot;)" office:value-type="date" office:date-value="2020-08-19T09:19:31.634931">
            <text:p>Aug 19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3]&gt;=[.A$1];[.G53]&lt;[.A$1]);TODAY()+[.F53]/[.A$1];&quot;&quot;)" office:value-type="date" office:date-value="2020-09-24T20:47:25.961917">
            <text:p>Sep 24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4]&gt;=[.A$1];[.G54]&lt;[.A$1]);TODAY()+[.F54]/[.A$1];&quot;&quot;)" office:value-type="date" office:date-value="2020-10-31T08:15:20.288904">
            <text:p>Oct 31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5]&gt;=[.A$1];[.G55]&lt;[.A$1]);TODAY()+[.F55]/[.A$1];&quot;&quot;)" office:value-type="date" office:date-value="2020-12-06T19:43:14.61589">
            <text:p>Dec 6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6]&gt;=[.A$1];[.G56]&lt;[.A$1]);TODAY()+[.F56]/[.A$1];&quot;&quot;)" office:value-type="date" office:date-value="2021-01-12T07:11:08.942876">
            <text:p>Jan 12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7]&gt;=[.A$1];[.G57]&lt;[.A$1]);TODAY()+[.F57]/[.A$1];&quot;&quot;)" office:value-type="date" office:date-value="2021-02-17T18:39:03.269862">
            <text:p>Feb 17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8]&gt;=[.A$1];[.G58]&lt;[.A$1]);TODAY()+[.F58]/[.A$1];&quot;&quot;)" office:value-type="date" office:date-value="2022-02-17T13:18:06.539724">
            <text:p>Feb 17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59]&gt;=[.A$1];[.G59]&lt;[.A$1]);TODAY()+[.F59]/[.A$1];&quot;&quot;)" office:value-type="date" office:date-value="2023-02-17T07:57:09.809586">
            <text:p>Feb 17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0]&gt;=[.A$1];[.G60]&lt;[.A$1]);TODAY()+[.F60]/[.A$1];&quot;&quot;)" office:value-type="date" office:date-value="2024-02-17T02:36:13.079449">
            <text:p>Feb 17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1]&gt;=[.A$1];[.G61]&lt;[.A$1]);TODAY()+[.F61]/[.A$1];&quot;&quot;)" office:value-type="date" office:date-value="2025-02-15T21:15:16.349311">
            <text:p>Feb 15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2]&gt;=[.A$1];[.G62]&lt;[.A$1]);TODAY()+[.F62]/[.A$1];&quot;&quot;)" office:value-type="date" office:date-value="2026-02-15T15:54:19.619173">
            <text:p>Feb 15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3]&gt;=[.A$1];[.G63]&lt;[.A$1]);TODAY()+[.F63]/[.A$1];&quot;&quot;)" office:value-type="date" office:date-value="2027-02-15T10:33:22.889035">
            <text:p>Feb 15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4]&gt;=[.A$1];[.G64]&lt;[.A$1]);TODAY()+[.F64]/[.A$1];&quot;&quot;)" office:value-type="date" office:date-value="2028-02-15T05:12:26.158897">
            <text:p>Feb 15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5]&gt;=[.A$1];[.G65]&lt;[.A$1]);TODAY()+[.F65]/[.A$1];&quot;&quot;)" office:value-type="date" office:date-value="2029-02-13T23:51:29.428759">
            <text:p>Feb 13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8]&gt;=[.A$1];[.G68]&lt;[.A$1]);TODAY()+[.F68]/[.A$1];&quot;&quot;)" office:value-type="date" office:date-value="2029-12-02T19:34:44.044648">
            <text:p>Dec 2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69]&gt;=[.A$1];[.G69]&lt;[.A$1]);TODAY()+[.F69]/[.A$1];&quot;&quot;)" office:value-type="date" office:date-value="2030-01-08T07:02:38.371635">
            <text:p>Jan 8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0]&gt;=[.A$1];[.G70]&lt;[.A$1]);TODAY()+[.F70]/[.A$1];&quot;&quot;)" office:value-type="date" office:date-value="2030-01-26T12:46:35.535128">
            <text:p>Jan 26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1]&gt;=[.A$1];[.G71]&lt;[.A$1]);TODAY()+[.F71]/[.A$1];&quot;&quot;)" office:value-type="date" office:date-value="2030-02-02T19:52:10.400525">
            <text:p>Feb 2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2]&gt;=[.A$1];[.G72]&lt;[.A$1]);TODAY()+[.F72]/[.A$1];&quot;&quot;)" office:value-type="date" office:date-value="2030-02-06T11:24:57.833224">
            <text:p>Feb 6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3]&gt;=[.A$1];[.G73]&lt;[.A$1]);TODAY()+[.F73]/[.A$1];&quot;&quot;)" office:value-type="date" office:date-value="2030-02-10T02:57:45.265923">
            <text:p>Feb 10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📺 We're almost to one hundred m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74]&gt;=[.A$1];[.G74]&lt;[.A$1]);TODAY()+[.F74]/[.A$1];&quot;&quot;)" office:value-type="date" office:date-value="2030-02-13T18:30:32.698621">
            <text:p>Feb 13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<text:s/>🎉 <text:s/>We are at one hundred million YouTube subscribers for "{title}"! <text:s/>🎉 <text:s/>{tags}</text:p>
          </table:table-cell>
        </table:table-row>
        <table:table-row table:style-name="ro1">
          <table:table-cell table:formula="of:=IF(AND([.H75]&gt;=[.A$1];[.G75]&lt;[.A$1]);TODAY()+[.F75]/[.A$1];&quot;&quot;)" office:value-type="date" office:date-value="2040-02-09T13:01:05.397242">
            <text:p>Feb 9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6]&gt;=[.A$1];[.G76]&lt;[.A$1]);TODAY()+[.F76]/[.A$1];&quot;&quot;)" office:value-type="date" office:date-value="2045-02-06T10:16:21.746553">
            <text:p>Feb 6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7]&gt;=[.A$1];[.G77]&lt;[.A$1]);TODAY()+[.F77]/[.A$1];&quot;&quot;)" office:value-type="date" office:date-value="2050-02-04T07:31:38.095863">
            <text:p>Feb 4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8]&gt;=[.A$1];[.G78]&lt;[.A$1]);TODAY()+[.F78]/[.A$1];&quot;&quot;)" office:value-type="date" office:date-value="2060-01-31T02:02:10.794485">
            <text:p>Jan 31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79]&gt;=[.A$1];[.G79]&lt;[.A$1]);TODAY()+[.F79]/[.A$1];&quot;&quot;)" office:value-type="date" office:date-value="2070-01-25T20:32:43.493106">
            <text:p>Jan 25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<text:s/>🎉 <text:s/>Half a billion views on YouTube for "{title}"! <text:s/>🎉 <text:s/>{tags}</text:p>
          </table:table-cell>
        </table:table-row>
        <table:table-row table:style-name="ro1">
          <table:table-cell table:formula="of:=IF(AND([.H80]&gt;=[.A$1];[.G80]&lt;[.A$1]);TODAY()+[.F80]/[.A$1];&quot;&quot;)" office:value-type="date" office:date-value="2080-01-21T15:03:16.191727">
            <text:p>Jan 21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1]&gt;=[.A$1];[.G81]&lt;[.A$1]);TODAY()+[.F81]/[.A$1];&quot;&quot;)" office:value-type="date" office:date-value="2090-01-16T09:33:48.890348">
            <text:p>Jan 16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2]&gt;=[.A$1];[.G82]&lt;[.A$1]);TODAY()+[.F82]/[.A$1];&quot;&quot;)" office:value-type="date" office:date-value="2095-01-14T06:49:05.239659">
            <text:p>Jan 14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3]&gt;=[.A$1];[.G83]&lt;[.A$1]);TODAY()+[.F83]/[.A$1];&quot;&quot;)" office:value-type="date" office:date-value="2100-01-12T04:04:21.58897">
            <text:p>Jan 12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4]&gt;=[.A$1];[.G84]&lt;[.A$1]);TODAY()+[.F84]/[.A$1];&quot;&quot;)" office:value-type="date" office:date-value="2110-01-07T22:34:54.287591">
            <text:p>Jan 7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📺 YouTube subscribers have reached {count} for "{title}". <text:s/>The daily average is {daily}.</text:p>
          </table:table-cell>
        </table:table-row>
        <table:table-row table:style-name="ro1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0]&gt;=[.A$1];[.G90]&lt;[.A$1]);TODAY()+[.F90]/[.A$1];&quot;&quot;)" office:value-type="date" office:date-value="2119-09-16T06:41:44.005252">
            <text:p>Sep 16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1]&gt;=[.A$1];[.G91]&lt;[.A$1]);TODAY()+[.F91]/[.A$1];&quot;&quot;)" office:value-type="date" office:date-value="2119-10-22T18:09:38.332238">
            <text:p>Oct 22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2]&gt;=[.A$1];[.G92]&lt;[.A$1]);TODAY()+[.F92]/[.A$1];&quot;&quot;)" office:value-type="date" office:date-value="2119-11-28T05:37:32.659225">
            <text:p>Nov 28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table:style-name="ce16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📺 We're almost to a billion YouTube subscribers for "{title}". <text:s/>The current count is {count} and the daily average is {daily}.</text:p>
          </table:table-cell>
        </table:table-row>
        <table:table-row table:style-name="ro1">
          <table:table-cell table:formula="of:=IF(AND([.H93]&gt;=[.A$1];[.G93]&lt;[.A$1]);TODAY()+[.F93]/[.A$1];&quot;&quot;)" office:value-type="date" office:date-value="2120-01-03T17:05:26.986211">
            <text:p>Jan 3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📺 <text:s/>🎉 <text:s/>One billion subscribers on YouTube for "{title}"! <text:s/>🎉 <text:s/>{tags}</text:p>
          </table:table-cell>
        </table:table-row>
        <table:table-row table:style-name="ro1">
          <table:table-cell table:formula="of:=IF(AND([.H94]&gt;=[.A$1];[.G94]&lt;[.A$1]);TODAY()+[.F94]/[.A$1];&quot;&quot;)" office:value-type="date" office:date-value="2219-11-18T10:10:53.97242">
            <text:p>Nov 18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YouTube</text:p>
          </table:table-cell>
          <table:table-cell office:value-type="string">
            <text:p>Subscriber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📺 Two billion subscribers on YouTube for "{title}"!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otify Play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1" table:number-columns-repeated="2" table:default-cell-style-name="Default"/>
        <table:table-column table:style-name="co1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4" office:value-type="float" office:value="27414">
            <text:p>27414</text:p>
          </table:table-cell>
          <table:table-cell table:style-name="ce15" office:value-type="string">
            <text:p>Displayed</text:p>
          </table:table-cell>
          <table:table-cell office:value-type="string">
            <text:p>Max Displayed</text:p>
          </table:table-cell>
          <table:table-cell table:style-name="ce7" office:value-type="string">
            <text:p>Site</text:p>
          </table:table-cell>
          <table:table-cell table:style-name="ce7" office:value-type="string">
            <text:p>Property</text:p>
          </table:table-cell>
          <table:table-cell office:value-type="string">
            <text:p>Number</text:p>
          </table:table-cell>
          <table:table-cell office:value-type="string">
            <text:p>Min Delta</text:p>
          </table:table-cell>
          <table:table-cell office:value-type="string">
            <text:p>Max Delta</text:p>
          </table:table-cell>
          <table:table-cell office:value-type="string">
            <text:p>Template</text:p>
          </table:table-cell>
        </table:table-row>
        <table:table-row table:style-name="ro2">
          <table:table-cell table:formula="of:=IF(AND([.H2]&gt;=[.A$1];[.G2]&lt;[.A$1]);TODAY()+[.F2]/[.A$1];&quot;&quot;)">
            <text:p/>
          </table:table-cell>
          <table:table-cell table:formula="of:=IF([.A2]=&quot;&quot;;&quot;&quot;;[.$F2]+[.A$1]/3)">
            <text:p/>
          </table:table-cell>
          <table:table-cell table:formula="of:=IF(ISBLANK([.F2]);&quot;&quot;;[.$F2]+[.H2]/3)" office:value-type="float" office:value="1066.66666666667">
            <text:p>1,0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]&gt;=[.A$1];[.G3]&lt;[.A$1]);TODAY()+[.F3]/[.A$1];&quot;&quot;)">
            <text:p/>
          </table:table-cell>
          <table:table-cell table:formula="of:=IF([.A3]=&quot;&quot;;&quot;&quot;;[.$F3]+[.A$1]/3)">
            <text:p/>
          </table:table-cell>
          <table:table-cell table:formula="of:=IF(ISBLANK([.F3]);&quot;&quot;;[.$F3]+[.H3]/3)" office:value-type="float" office:value="2016.66666666667">
            <text:p>2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4]&gt;=[.A$1];[.G4]&lt;[.A$1]);TODAY()+[.F4]/[.A$1];&quot;&quot;)">
            <text:p/>
          </table:table-cell>
          <table:table-cell table:formula="of:=IF([.A4]=&quot;&quot;;&quot;&quot;;[.$F4]+[.A$1]/3)">
            <text:p/>
          </table:table-cell>
          <table:table-cell table:formula="of:=IF(ISBLANK([.F4]);&quot;&quot;;[.$F4]+[.H4]/3)" office:value-type="float" office:value="3016.66666666667">
            <text:p>3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]&gt;=[.A$1];[.G5]&lt;[.A$1]);TODAY()+[.F5]/[.A$1];&quot;&quot;)">
            <text:p/>
          </table:table-cell>
          <table:table-cell table:formula="of:=IF([.A5]=&quot;&quot;;&quot;&quot;;[.$F5]+[.A$1]/3)">
            <text:p/>
          </table:table-cell>
          <table:table-cell table:formula="of:=IF(ISBLANK([.F5]);&quot;&quot;;[.$F5]+[.H5]/3)" office:value-type="float" office:value="4016.66666666667">
            <text:p>4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]&gt;=[.A$1];[.G6]&lt;[.A$1]);TODAY()+[.F6]/[.A$1];&quot;&quot;)">
            <text:p/>
          </table:table-cell>
          <table:table-cell table:formula="of:=IF([.A6]=&quot;&quot;;&quot;&quot;;[.$F6]+[.A$1]/3)">
            <text:p/>
          </table:table-cell>
          <table:table-cell table:formula="of:=IF(ISBLANK([.F6]);&quot;&quot;;[.$F6]+[.H6]/3)" office:value-type="float" office:value="5066.66666666667">
            <text:p>5,0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]&gt;=[.A$1];[.G7]&lt;[.A$1]);TODAY()+[.F7]/[.A$1];&quot;&quot;)">
            <text:p/>
          </table:table-cell>
          <table:table-cell table:formula="of:=IF([.A7]=&quot;&quot;;&quot;&quot;;[.$F7]+[.A$1]/3)">
            <text:p/>
          </table:table-cell>
          <table:table-cell table:formula="of:=IF(ISBLANK([.F7]);&quot;&quot;;[.$F7]+[.H7]/3)" office:value-type="float" office:value="6016.66666666667">
            <text:p>6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]&gt;=[.A$1];[.G8]&lt;[.A$1]);TODAY()+[.F8]/[.A$1];&quot;&quot;)">
            <text:p/>
          </table:table-cell>
          <table:table-cell table:formula="of:=IF([.A8]=&quot;&quot;;&quot;&quot;;[.$F8]+[.A$1]/3)">
            <text:p/>
          </table:table-cell>
          <table:table-cell table:formula="of:=IF(ISBLANK([.F8]);&quot;&quot;;[.$F8]+[.H8]/3)" office:value-type="float" office:value="7016.66666666667">
            <text:p>7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9]&gt;=[.A$1];[.G9]&lt;[.A$1]);TODAY()+[.F9]/[.A$1];&quot;&quot;)">
            <text:p/>
          </table:table-cell>
          <table:table-cell table:formula="of:=IF([.A9]=&quot;&quot;;&quot;&quot;;[.$F9]+[.A$1]/3)">
            <text:p/>
          </table:table-cell>
          <table:table-cell table:formula="of:=IF(ISBLANK([.F9]);&quot;&quot;;[.$F9]+[.H9]/3)" office:value-type="float" office:value="8016.66666666667">
            <text:p>8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0]&gt;=[.A$1];[.G10]&lt;[.A$1]);TODAY()+[.F10]/[.A$1];&quot;&quot;)">
            <text:p/>
          </table:table-cell>
          <table:table-cell table:formula="of:=IF([.A10]=&quot;&quot;;&quot;&quot;;[.$F10]+[.A$1]/3)">
            <text:p/>
          </table:table-cell>
          <table:table-cell table:formula="of:=IF(ISBLANK([.F10]);&quot;&quot;;[.$F10]+[.H10]/3)" office:value-type="float" office:value="9016.66666666667">
            <text:p>9,0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1]&gt;=[.A$1];[.G11]&lt;[.A$1]);TODAY()+[.F11]/[.A$1];&quot;&quot;)">
            <text:p/>
          </table:table-cell>
          <table:table-cell table:formula="of:=IF([.A11]=&quot;&quot;;&quot;&quot;;[.$F11]+[.A$1]/3)">
            <text:p/>
          </table:table-cell>
          <table:table-cell table:formula="of:=IF(ISBLANK([.F11]);&quot;&quot;;[.$F11]+[.H11]/3)" office:value-type="float" office:value="10666.6666666667">
            <text:p>10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2]&gt;=[.A$1];[.G12]&lt;[.A$1]);TODAY()+[.F12]/[.A$1];&quot;&quot;)">
            <text:p/>
          </table:table-cell>
          <table:table-cell table:formula="of:=IF([.A12]=&quot;&quot;;&quot;&quot;;[.$F12]+[.A$1]/3)">
            <text:p/>
          </table:table-cell>
          <table:table-cell table:formula="of:=IF(ISBLANK([.F12]);&quot;&quot;;[.$F12]+[.H12]/3)" office:value-type="float" office:value="20166.6666666667">
            <text:p>2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3]&gt;=[.A$1];[.G13]&lt;[.A$1]);TODAY()+[.F13]/[.A$1];&quot;&quot;)">
            <text:p/>
          </table:table-cell>
          <table:table-cell table:formula="of:=IF([.A13]=&quot;&quot;;&quot;&quot;;[.$F13]+[.A$1]/3)">
            <text:p/>
          </table:table-cell>
          <table:table-cell table:formula="of:=IF(ISBLANK([.F13]);&quot;&quot;;[.$F13]+[.H13]/3)" office:value-type="float" office:value="30166.6666666667">
            <text:p>3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4]&gt;=[.A$1];[.G14]&lt;[.A$1]);TODAY()+[.F14]/[.A$1];&quot;&quot;)">
            <text:p/>
          </table:table-cell>
          <table:table-cell table:formula="of:=IF([.A14]=&quot;&quot;;&quot;&quot;;[.$F14]+[.A$1]/3)">
            <text:p/>
          </table:table-cell>
          <table:table-cell table:formula="of:=IF(ISBLANK([.F14]);&quot;&quot;;[.$F14]+[.H14]/3)" office:value-type="float" office:value="40166.6666666667">
            <text:p>4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5]&gt;=[.A$1];[.G15]&lt;[.A$1]);TODAY()+[.F15]/[.A$1];&quot;&quot;)">
            <text:p/>
          </table:table-cell>
          <table:table-cell table:formula="of:=IF([.A15]=&quot;&quot;;&quot;&quot;;[.$F15]+[.A$1]/3)">
            <text:p/>
          </table:table-cell>
          <table:table-cell table:formula="of:=IF(ISBLANK([.F15]);&quot;&quot;;[.$F15]+[.H15]/3)" office:value-type="float" office:value="50666.6666666667">
            <text:p>50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6]&gt;=[.A$1];[.G16]&lt;[.A$1]);TODAY()+[.F16]/[.A$1];&quot;&quot;)">
            <text:p/>
          </table:table-cell>
          <table:table-cell table:formula="of:=IF([.A16]=&quot;&quot;;&quot;&quot;;[.$F16]+[.A$1]/3)">
            <text:p/>
          </table:table-cell>
          <table:table-cell table:formula="of:=IF(ISBLANK([.F16]);&quot;&quot;;[.$F16]+[.H16]/3)" office:value-type="float" office:value="60166.6666666667">
            <text:p>6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7]&gt;=[.A$1];[.G17]&lt;[.A$1]);TODAY()+[.F17]/[.A$1];&quot;&quot;)">
            <text:p/>
          </table:table-cell>
          <table:table-cell table:formula="of:=IF([.A17]=&quot;&quot;;&quot;&quot;;[.$F17]+[.A$1]/3)">
            <text:p/>
          </table:table-cell>
          <table:table-cell table:formula="of:=IF(ISBLANK([.F17]);&quot;&quot;;[.$F17]+[.H17]/3)" office:value-type="float" office:value="70166.6666666667">
            <text:p>7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">
            <text:p>7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8]&gt;=[.A$1];[.G18]&lt;[.A$1]);TODAY()+[.F18]/[.A$1];&quot;&quot;)">
            <text:p/>
          </table:table-cell>
          <table:table-cell table:formula="of:=IF([.A18]=&quot;&quot;;&quot;&quot;;[.$F18]+[.A$1]/3)">
            <text:p/>
          </table:table-cell>
          <table:table-cell table:formula="of:=IF(ISBLANK([.F18]);&quot;&quot;;[.$F18]+[.H18]/3)" office:value-type="float" office:value="80166.6666666667">
            <text:p>8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">
            <text:p>8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19]&gt;=[.A$1];[.G19]&lt;[.A$1]);TODAY()+[.F19]/[.A$1];&quot;&quot;)">
            <text:p/>
          </table:table-cell>
          <table:table-cell table:formula="of:=IF([.A19]=&quot;&quot;;&quot;&quot;;[.$F19]+[.A$1]/3)">
            <text:p/>
          </table:table-cell>
          <table:table-cell table:formula="of:=IF(ISBLANK([.F19]);&quot;&quot;;[.$F19]+[.H19]/3)" office:value-type="float" office:value="90166.6666666667">
            <text:p>90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">
            <text:p>90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20]&gt;=[.A$1];[.G20]&lt;[.A$1]);TODAY()+[.F20]/[.A$1];&quot;&quot;)">
            <text:p/>
          </table:table-cell>
          <table:table-cell table:formula="of:=IF([.A20]=&quot;&quot;;&quot;&quot;;[.$F20]+[.A$1]/3)">
            <text:p/>
          </table:table-cell>
          <table:table-cell table:formula="of:=IF(ISBLANK([.F20]);&quot;&quot;;[.$F20]+[.H20]/3)" office:value-type="float" office:value="95166.6666666667">
            <text:p>95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5000">
            <text:p>95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1]&gt;=[.A$1];[.G21]&lt;[.A$1]);TODAY()+[.F21]/[.A$1];&quot;&quot;)">
            <text:p/>
          </table:table-cell>
          <table:table-cell table:formula="of:=IF([.A21]=&quot;&quot;;&quot;&quot;;[.$F21]+[.A$1]/3)">
            <text:p/>
          </table:table-cell>
          <table:table-cell table:formula="of:=IF(ISBLANK([.F21]);&quot;&quot;;[.$F21]+[.H21]/3)" office:value-type="float" office:value="97583.3333333333">
            <text:p>97,58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7500">
            <text:p>9750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2]&gt;=[.A$1];[.G22]&lt;[.A$1]);TODAY()+[.F22]/[.A$1];&quot;&quot;)">
            <text:p/>
          </table:table-cell>
          <table:table-cell table:formula="of:=IF([.A22]=&quot;&quot;;&quot;&quot;;[.$F22]+[.A$1]/3)">
            <text:p/>
          </table:table-cell>
          <table:table-cell table:formula="of:=IF(ISBLANK([.F22]);&quot;&quot;;[.$F22]+[.H22]/3)" office:value-type="float" office:value="99166.6666666667">
            <text:p>99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000">
            <text:p>990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3]&gt;=[.A$1];[.G23]&lt;[.A$1]);TODAY()+[.F23]/[.A$1];&quot;&quot;)">
            <text:p/>
          </table:table-cell>
          <table:table-cell table:formula="of:=IF([.A23]=&quot;&quot;;&quot;&quot;;[.$F23]+[.A$1]/3)">
            <text:p/>
          </table:table-cell>
          <table:table-cell table:formula="of:=IF(ISBLANK([.F23]);&quot;&quot;;[.$F23]+[.H23]/3)" office:value-type="float" office:value="99583.3333333333">
            <text:p>99,58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500">
            <text:p>99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4]&gt;=[.A$1];[.G24]&lt;[.A$1]);TODAY()+[.F24]/[.A$1];&quot;&quot;)">
            <text:p/>
          </table:table-cell>
          <table:table-cell table:formula="of:=IF([.A24]=&quot;&quot;;&quot;&quot;;[.$F24]+[.A$1]/3)">
            <text:p/>
          </table:table-cell>
          <table:table-cell table:formula="of:=IF(ISBLANK([.F24]);&quot;&quot;;[.$F24]+[.H24]/3)" office:value-type="float" office:value="99716.6666666667">
            <text:p>99,7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700">
            <text:p>9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5]&gt;=[.A$1];[.G25]&lt;[.A$1]);TODAY()+[.F25]/[.A$1];&quot;&quot;)">
            <text:p/>
          </table:table-cell>
          <table:table-cell table:formula="of:=IF([.A25]=&quot;&quot;;&quot;&quot;;[.$F25]+[.A$1]/3)">
            <text:p/>
          </table:table-cell>
          <table:table-cell table:formula="of:=IF(ISBLANK([.F25]);&quot;&quot;;[.$F25]+[.H25]/3)" office:value-type="float" office:value="99816.6666666667">
            <text:p>99,8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800">
            <text:p>9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6]&gt;=[.A$1];[.G26]&lt;[.A$1]);TODAY()+[.F26]/[.A$1];&quot;&quot;)">
            <text:p/>
          </table:table-cell>
          <table:table-cell table:formula="of:=IF([.A26]=&quot;&quot;;&quot;&quot;;[.$F26]+[.A$1]/3)">
            <text:p/>
          </table:table-cell>
          <table:table-cell table:formula="of:=IF(ISBLANK([.F26]);&quot;&quot;;[.$F26]+[.H26]/3)" office:value-type="float" office:value="99916.6666666667">
            <text:p>99,91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900">
            <text:p>9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We're almost to one hundred thousand Spotify plays 🎶 for "{title}". <text:s/>The current count is {count} and the daily average is {daily}.</text:p>
          </table:table-cell>
        </table:table-row>
        <table:table-row table:style-name="ro2">
          <table:table-cell table:formula="of:=IF(AND([.H27]&gt;=[.A$1];[.G27]&lt;[.A$1]);TODAY()+[.F27]/[.A$1];&quot;&quot;)">
            <text:p/>
          </table:table-cell>
          <table:table-cell table:formula="of:=IF([.A27]=&quot;&quot;;&quot;&quot;;[.$F27]+[.A$1]/3)">
            <text:p/>
          </table:table-cell>
          <table:table-cell table:formula="of:=IF(ISBLANK([.F27]);&quot;&quot;;[.$F27]+[.H27]/3)" office:value-type="float" office:value="100333.333333333">
            <text:p>100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7"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🎉 <text:s/>We are at one thousand Spotify plays 🎶 for "{title}"! <text:s/>🎉 <text:s/>{tags}</text:p>
          </table:table-cell>
        </table:table-row>
        <table:table-row table:style-name="ro2">
          <table:table-cell table:formula="of:=IF(AND([.H28]&gt;=[.A$1];[.G28]&lt;[.A$1]);TODAY()+[.F28]/[.A$1];&quot;&quot;)">
            <text:p/>
          </table:table-cell>
          <table:table-cell table:formula="of:=IF([.A28]=&quot;&quot;;&quot;&quot;;[.$F28]+[.A$1]/3)">
            <text:p/>
          </table:table-cell>
          <table:table-cell table:formula="of:=IF(ISBLANK([.F28]);&quot;&quot;;[.$F28]+[.H28]/3)" office:value-type="float" office:value="106666.666666667">
            <text:p>10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29]&gt;=[.A$1];[.G29]&lt;[.A$1]);TODAY()+[.F29]/[.A$1];&quot;&quot;)" office:value-type="date" office:date-value="2020-02-22T15:32:47.432699">
            <text:p>Feb 22, 2020</text:p>
          </table:table-cell>
          <table:table-cell table:formula="of:=IF([.A29]=&quot;&quot;;&quot;&quot;;[.$F29]+[.A$1]/3)" office:value-type="float" office:value="109138">
            <text:p>109,138</text:p>
          </table:table-cell>
          <table:table-cell table:formula="of:=IF(ISBLANK([.F29]);&quot;&quot;;[.$F29]+[.H29]/3)" office:value-type="float" office:value="166666.666666667">
            <text:p>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7" office:value-type="float" office:value="100000">
            <text:p>100000</text:p>
          </table:table-cell>
          <table:table-cell office:value-type="float" office:value="20000">
            <text:p>20000</text:p>
          </table:table-cell>
          <table:table-cell office:value-type="float" office:value="200000">
            <text:p>200000</text:p>
          </table:table-cell>
          <table:table-cell office:value-type="string">
            <text:p>🎉 <text:s/>We have zoomed past one hundred thousand Spotify plays 🎶 for "{title}"! <text:s/>🎉 <text:s/>{tags}</text:p>
          </table:table-cell>
        </table:table-row>
        <table:table-row table:style-name="ro2">
          <table:table-cell table:formula="of:=IF(AND([.H30]&gt;=[.A$1];[.G30]&lt;[.A$1]);TODAY()+[.F30]/[.A$1];&quot;&quot;)">
            <text:p/>
          </table:table-cell>
          <table:table-cell table:formula="of:=IF([.A30]=&quot;&quot;;&quot;&quot;;[.$F30]+[.A$1]/3)">
            <text:p/>
          </table:table-cell>
          <table:table-cell table:formula="of:=IF(ISBLANK([.F30]);&quot;&quot;;[.$F30]+[.H30]/3)" office:value-type="float" office:value="200833.333333333">
            <text:p>200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1]&gt;=[.A$1];[.G31]&lt;[.A$1]);TODAY()+[.F31]/[.A$1];&quot;&quot;)">
            <text:p/>
          </table:table-cell>
          <table:table-cell table:formula="of:=IF([.A31]=&quot;&quot;;&quot;&quot;;[.$F31]+[.A$1]/3)">
            <text:p/>
          </table:table-cell>
          <table:table-cell table:formula="of:=IF(ISBLANK([.F31]);&quot;&quot;;[.$F31]+[.H31]/3)" office:value-type="float" office:value="253333.333333333">
            <text:p>25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50000">
            <text:p>2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2]&gt;=[.A$1];[.G32]&lt;[.A$1]);TODAY()+[.F32]/[.A$1];&quot;&quot;)">
            <text:p/>
          </table:table-cell>
          <table:table-cell table:formula="of:=IF([.A32]=&quot;&quot;;&quot;&quot;;[.$F32]+[.A$1]/3)">
            <text:p/>
          </table:table-cell>
          <table:table-cell table:formula="of:=IF(ISBLANK([.F32]);&quot;&quot;;[.$F32]+[.H32]/3)" office:value-type="float" office:value="301666.666666667">
            <text:p>3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3]&gt;=[.A$1];[.G33]&lt;[.A$1]);TODAY()+[.F33]/[.A$1];&quot;&quot;)">
            <text:p/>
          </table:table-cell>
          <table:table-cell table:formula="of:=IF([.A33]=&quot;&quot;;&quot;&quot;;[.$F33]+[.A$1]/3)">
            <text:p/>
          </table:table-cell>
          <table:table-cell table:formula="of:=IF(ISBLANK([.F33]);&quot;&quot;;[.$F33]+[.H33]/3)" office:value-type="float" office:value="401666.666666667">
            <text:p>4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4]&gt;=[.A$1];[.G34]&lt;[.A$1]);TODAY()+[.F34]/[.A$1];&quot;&quot;)">
            <text:p/>
          </table:table-cell>
          <table:table-cell table:formula="of:=IF([.A34]=&quot;&quot;;&quot;&quot;;[.$F34]+[.A$1]/3)">
            <text:p/>
          </table:table-cell>
          <table:table-cell table:formula="of:=IF(ISBLANK([.F34]);&quot;&quot;;[.$F34]+[.H34]/3)" office:value-type="float" office:value="506666.666666667">
            <text:p>50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5]&gt;=[.A$1];[.G35]&lt;[.A$1]);TODAY()+[.F35]/[.A$1];&quot;&quot;)">
            <text:p/>
          </table:table-cell>
          <table:table-cell table:formula="of:=IF([.A35]=&quot;&quot;;&quot;&quot;;[.$F35]+[.A$1]/3)">
            <text:p/>
          </table:table-cell>
          <table:table-cell table:formula="of:=IF(ISBLANK([.F35]);&quot;&quot;;[.$F35]+[.H35]/3)" office:value-type="float" office:value="601666.666666667">
            <text:p>6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">
            <text:p>6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6]&gt;=[.A$1];[.G36]&lt;[.A$1]);TODAY()+[.F36]/[.A$1];&quot;&quot;)">
            <text:p/>
          </table:table-cell>
          <table:table-cell table:formula="of:=IF([.A36]=&quot;&quot;;&quot;&quot;;[.$F36]+[.A$1]/3)">
            <text:p/>
          </table:table-cell>
          <table:table-cell table:formula="of:=IF(ISBLANK([.F36]);&quot;&quot;;[.$F36]+[.H36]/3)" office:value-type="float" office:value="700833.333333333">
            <text:p>700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">
            <text:p>700000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7]&gt;=[.A$1];[.G37]&lt;[.A$1]);TODAY()+[.F37]/[.A$1];&quot;&quot;)">
            <text:p/>
          </table:table-cell>
          <table:table-cell table:formula="of:=IF([.A37]=&quot;&quot;;&quot;&quot;;[.$F37]+[.A$1]/3)">
            <text:p/>
          </table:table-cell>
          <table:table-cell table:formula="of:=IF(ISBLANK([.F37]);&quot;&quot;;[.$F37]+[.H37]/3)" office:value-type="float" office:value="753333.333333333">
            <text:p>75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50000">
            <text:p>75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8]&gt;=[.A$1];[.G38]&lt;[.A$1]);TODAY()+[.F38]/[.A$1];&quot;&quot;)">
            <text:p/>
          </table:table-cell>
          <table:table-cell table:formula="of:=IF([.A38]=&quot;&quot;;&quot;&quot;;[.$F38]+[.A$1]/3)">
            <text:p/>
          </table:table-cell>
          <table:table-cell table:formula="of:=IF(ISBLANK([.F38]);&quot;&quot;;[.$F38]+[.H38]/3)" office:value-type="float" office:value="801666.666666667">
            <text:p>8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39]&gt;=[.A$1];[.G39]&lt;[.A$1]);TODAY()+[.F39]/[.A$1];&quot;&quot;)">
            <text:p/>
          </table:table-cell>
          <table:table-cell table:formula="of:=IF([.A39]=&quot;&quot;;&quot;&quot;;[.$F39]+[.A$1]/3)">
            <text:p/>
          </table:table-cell>
          <table:table-cell table:formula="of:=IF(ISBLANK([.F39]);&quot;&quot;;[.$F39]+[.H39]/3)" office:value-type="float" office:value="901666.666666667">
            <text:p>90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40]&gt;=[.A$1];[.G40]&lt;[.A$1]);TODAY()+[.F40]/[.A$1];&quot;&quot;)">
            <text:p/>
          </table:table-cell>
          <table:table-cell table:formula="of:=IF([.A40]=&quot;&quot;;&quot;&quot;;[.$F40]+[.A$1]/3)">
            <text:p/>
          </table:table-cell>
          <table:table-cell table:formula="of:=IF(ISBLANK([.F40]);&quot;&quot;;[.$F40]+[.H40]/3)" office:value-type="float" office:value="951666.666666667">
            <text:p>95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50000">
            <text:p>950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1]&gt;=[.A$1];[.G41]&lt;[.A$1]);TODAY()+[.F41]/[.A$1];&quot;&quot;)">
            <text:p/>
          </table:table-cell>
          <table:table-cell table:formula="of:=IF([.A41]=&quot;&quot;;&quot;&quot;;[.$F41]+[.A$1]/3)">
            <text:p/>
          </table:table-cell>
          <table:table-cell table:formula="of:=IF(ISBLANK([.F41]);&quot;&quot;;[.$F41]+[.H41]/3)" office:value-type="float" office:value="975833.333333333">
            <text:p>975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75000">
            <text:p>975000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2]&gt;=[.A$1];[.G42]&lt;[.A$1]);TODAY()+[.F42]/[.A$1];&quot;&quot;)">
            <text:p/>
          </table:table-cell>
          <table:table-cell table:formula="of:=IF([.A42]=&quot;&quot;;&quot;&quot;;[.$F42]+[.A$1]/3)">
            <text:p/>
          </table:table-cell>
          <table:table-cell table:formula="of:=IF(ISBLANK([.F42]);&quot;&quot;;[.$F42]+[.H42]/3)" office:value-type="float" office:value="991666.666666667">
            <text:p>991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0000">
            <text:p>9900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3]&gt;=[.A$1];[.G43]&lt;[.A$1]);TODAY()+[.F43]/[.A$1];&quot;&quot;)">
            <text:p/>
          </table:table-cell>
          <table:table-cell table:formula="of:=IF([.A43]=&quot;&quot;;&quot;&quot;;[.$F43]+[.A$1]/3)">
            <text:p/>
          </table:table-cell>
          <table:table-cell table:formula="of:=IF(ISBLANK([.F43]);&quot;&quot;;[.$F43]+[.H43]/3)" office:value-type="float" office:value="995833.333333333">
            <text:p>995,8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5000">
            <text:p>995000</text:p>
          </table:table-cell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4]&gt;=[.A$1];[.G44]&lt;[.A$1]);TODAY()+[.F44]/[.A$1];&quot;&quot;)">
            <text:p/>
          </table:table-cell>
          <table:table-cell table:formula="of:=IF([.A44]=&quot;&quot;;&quot;&quot;;[.$F44]+[.A$1]/3)">
            <text:p/>
          </table:table-cell>
          <table:table-cell table:formula="of:=IF(ISBLANK([.F44]);&quot;&quot;;[.$F44]+[.H44]/3)" office:value-type="float" office:value="997166.666666667">
            <text:p>997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7000">
            <text:p>997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5]&gt;=[.A$1];[.G45]&lt;[.A$1]);TODAY()+[.F45]/[.A$1];&quot;&quot;)">
            <text:p/>
          </table:table-cell>
          <table:table-cell table:formula="of:=IF([.A45]=&quot;&quot;;&quot;&quot;;[.$F45]+[.A$1]/3)">
            <text:p/>
          </table:table-cell>
          <table:table-cell table:formula="of:=IF(ISBLANK([.F45]);&quot;&quot;;[.$F45]+[.H45]/3)" office:value-type="float" office:value="998166.666666667">
            <text:p>998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8000">
            <text:p>998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6]&gt;=[.A$1];[.G46]&lt;[.A$1]);TODAY()+[.F46]/[.A$1];&quot;&quot;)">
            <text:p/>
          </table:table-cell>
          <table:table-cell table:formula="of:=IF([.A46]=&quot;&quot;;&quot;&quot;;[.$F46]+[.A$1]/3)">
            <text:p/>
          </table:table-cell>
          <table:table-cell table:formula="of:=IF(ISBLANK([.F46]);&quot;&quot;;[.$F46]+[.H46]/3)" office:value-type="float" office:value="999166.666666667">
            <text:p>999,1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9000">
            <text:p>9990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We're almost to a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47]&gt;=[.A$1];[.G47]&lt;[.A$1]);TODAY()+[.F47]/[.A$1];&quot;&quot;)" office:value-type="date" office:date-value="2020-03-26T11:27:54.326987">
            <text:p>Mar 26, 2020</text:p>
          </table:table-cell>
          <table:table-cell table:formula="of:=IF([.A47]=&quot;&quot;;&quot;&quot;;[.$F47]+[.A$1]/3)" office:value-type="float" office:value="1009138">
            <text:p>1,009,138</text:p>
          </table:table-cell>
          <table:table-cell table:formula="of:=IF(ISBLANK([.F47]);&quot;&quot;;[.$F47]+[.H47]/3)" office:value-type="float" office:value="1066666.66666667">
            <text:p>1,0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🎉 <text:s/>We are at one million Spotify plays 🎶 for "{title}"! <text:s/>🎉 <text:s/>{tags}</text:p>
          </table:table-cell>
        </table:table-row>
        <table:table-row table:style-name="ro2">
          <table:table-cell table:formula="of:=IF(AND([.H48]&gt;=[.A$1];[.G48]&lt;[.A$1]);TODAY()+[.F48]/[.A$1];&quot;&quot;)">
            <text:p/>
          </table:table-cell>
          <table:table-cell table:formula="of:=IF([.A48]=&quot;&quot;;&quot;&quot;;[.$F48]+[.A$1]/3)">
            <text:p/>
          </table:table-cell>
          <table:table-cell table:formula="of:=IF(ISBLANK([.F48]);&quot;&quot;;[.$F48]+[.H48]/3)" office:value-type="float" office:value="1666666.66666667">
            <text:p>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7" office:value-type="float" office:value="1000000">
            <text:p>1000000</text:p>
          </table:table-cell>
          <table:table-cell office:value-type="float" office:value="200000">
            <text:p>200000</text:p>
          </table:table-cell>
          <table:table-cell office:value-type="float" office:value="2000000">
            <text:p>2000000</text:p>
          </table:table-cell>
          <table:table-cell office:value-type="string">
            <text:p>🎉 <text:s/>We have zoomed past one million Spotify plays 🎶 for "{title}"! <text:s/>🎉 <text:s/>{tags}</text:p>
          </table:table-cell>
        </table:table-row>
        <table:table-row table:style-name="ro2">
          <table:table-cell table:formula="of:=IF(AND([.H49]&gt;=[.A$1];[.G49]&lt;[.A$1]);TODAY()+[.F49]/[.A$1];&quot;&quot;)" office:value-type="date" office:date-value="2020-05-01T22:55:48.653972">
            <text:p>May 1, 2020</text:p>
          </table:table-cell>
          <table:table-cell table:formula="of:=IF([.A49]=&quot;&quot;;&quot;&quot;;[.$F49]+[.A$1]/3)" office:value-type="float" office:value="2009138">
            <text:p>2,009,138</text:p>
          </table:table-cell>
          <table:table-cell table:formula="of:=IF(ISBLANK([.F49]);&quot;&quot;;[.$F49]+[.H49]/3)" office:value-type="float" office:value="2016666.66666667">
            <text:p>2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">
            <text:p>2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0]&gt;=[.A$1];[.G50]&lt;[.A$1]);TODAY()+[.F50]/[.A$1];&quot;&quot;)" office:value-type="date" office:date-value="2020-06-07T10:23:42.980959">
            <text:p>Jun 7, 2020</text:p>
          </table:table-cell>
          <table:table-cell table:formula="of:=IF([.A50]=&quot;&quot;;&quot;&quot;;[.$F50]+[.A$1]/3)" office:value-type="float" office:value="3009138">
            <text:p>3,009,138</text:p>
          </table:table-cell>
          <table:table-cell table:formula="of:=IF(ISBLANK([.F50]);&quot;&quot;;[.$F50]+[.H50]/3)" office:value-type="float" office:value="3016666.66666667">
            <text:p>3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1]&gt;=[.A$1];[.G51]&lt;[.A$1]);TODAY()+[.F51]/[.A$1];&quot;&quot;)" office:value-type="date" office:date-value="2020-07-13T21:51:37.307945">
            <text:p>Jul 13, 2020</text:p>
          </table:table-cell>
          <table:table-cell table:formula="of:=IF([.A51]=&quot;&quot;;&quot;&quot;;[.$F51]+[.A$1]/3)" office:value-type="float" office:value="4009138">
            <text:p>4,009,138</text:p>
          </table:table-cell>
          <table:table-cell table:formula="of:=IF(ISBLANK([.F51]);&quot;&quot;;[.$F51]+[.H51]/3)" office:value-type="float" office:value="4016666.66666667">
            <text:p>4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">
            <text:p>4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2]&gt;=[.A$1];[.G52]&lt;[.A$1]);TODAY()+[.F52]/[.A$1];&quot;&quot;)" office:value-type="date" office:date-value="2020-08-19T09:19:31.634931">
            <text:p>Aug 19, 2020</text:p>
          </table:table-cell>
          <table:table-cell table:formula="of:=IF([.A52]=&quot;&quot;;&quot;&quot;;[.$F52]+[.A$1]/3)" office:value-type="float" office:value="5009138">
            <text:p>5,009,138</text:p>
          </table:table-cell>
          <table:table-cell table:formula="of:=IF(ISBLANK([.F52]);&quot;&quot;;[.$F52]+[.H52]/3)" office:value-type="float" office:value="5066666.66666667">
            <text:p>5,0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">
            <text:p>5000000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3]&gt;=[.A$1];[.G53]&lt;[.A$1]);TODAY()+[.F53]/[.A$1];&quot;&quot;)" office:value-type="date" office:date-value="2020-09-24T20:47:25.961917">
            <text:p>Sep 24, 2020</text:p>
          </table:table-cell>
          <table:table-cell table:formula="of:=IF([.A53]=&quot;&quot;;&quot;&quot;;[.$F53]+[.A$1]/3)" office:value-type="float" office:value="6009138">
            <text:p>6,009,138</text:p>
          </table:table-cell>
          <table:table-cell table:formula="of:=IF(ISBLANK([.F53]);&quot;&quot;;[.$F53]+[.H53]/3)" office:value-type="float" office:value="6016666.66666667">
            <text:p>6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">
            <text:p>6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4]&gt;=[.A$1];[.G54]&lt;[.A$1]);TODAY()+[.F54]/[.A$1];&quot;&quot;)" office:value-type="date" office:date-value="2020-10-31T08:15:20.288904">
            <text:p>Oct 31, 2020</text:p>
          </table:table-cell>
          <table:table-cell table:formula="of:=IF([.A54]=&quot;&quot;;&quot;&quot;;[.$F54]+[.A$1]/3)" office:value-type="float" office:value="7009138">
            <text:p>7,009,138</text:p>
          </table:table-cell>
          <table:table-cell table:formula="of:=IF(ISBLANK([.F54]);&quot;&quot;;[.$F54]+[.H54]/3)" office:value-type="float" office:value="7016666.66666667">
            <text:p>7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">
            <text:p>7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5]&gt;=[.A$1];[.G55]&lt;[.A$1]);TODAY()+[.F55]/[.A$1];&quot;&quot;)" office:value-type="date" office:date-value="2020-12-06T19:43:14.61589">
            <text:p>Dec 6, 2020</text:p>
          </table:table-cell>
          <table:table-cell table:formula="of:=IF([.A55]=&quot;&quot;;&quot;&quot;;[.$F55]+[.A$1]/3)" office:value-type="float" office:value="8009138">
            <text:p>8,009,138</text:p>
          </table:table-cell>
          <table:table-cell table:formula="of:=IF(ISBLANK([.F55]);&quot;&quot;;[.$F55]+[.H55]/3)" office:value-type="float" office:value="8016666.66666667">
            <text:p>8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">
            <text:p>8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6]&gt;=[.A$1];[.G56]&lt;[.A$1]);TODAY()+[.F56]/[.A$1];&quot;&quot;)" office:value-type="date" office:date-value="2021-01-12T07:11:08.942876">
            <text:p>Jan 12, 2021</text:p>
          </table:table-cell>
          <table:table-cell table:formula="of:=IF([.A56]=&quot;&quot;;&quot;&quot;;[.$F56]+[.A$1]/3)" office:value-type="float" office:value="9009138">
            <text:p>9,009,138</text:p>
          </table:table-cell>
          <table:table-cell table:formula="of:=IF(ISBLANK([.F56]);&quot;&quot;;[.$F56]+[.H56]/3)" office:value-type="float" office:value="9016666.66666667">
            <text:p>9,01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">
            <text:p>900000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7]&gt;=[.A$1];[.G57]&lt;[.A$1]);TODAY()+[.F57]/[.A$1];&quot;&quot;)" office:value-type="date" office:date-value="2021-02-17T18:39:03.269862">
            <text:p>Feb 17, 2021</text:p>
          </table:table-cell>
          <table:table-cell table:formula="of:=IF([.A57]=&quot;&quot;;&quot;&quot;;[.$F57]+[.A$1]/3)" office:value-type="float" office:value="10009138">
            <text:p>10,009,138</text:p>
          </table:table-cell>
          <table:table-cell table:formula="of:=IF(ISBLANK([.F57]);&quot;&quot;;[.$F57]+[.H57]/3)" office:value-type="float" office:value="10666666.6666667">
            <text:p>1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">
            <text:p>1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8]&gt;=[.A$1];[.G58]&lt;[.A$1]);TODAY()+[.F58]/[.A$1];&quot;&quot;)" office:value-type="date" office:date-value="2022-02-17T13:18:06.539724">
            <text:p>Feb 17, 2022</text:p>
          </table:table-cell>
          <table:table-cell table:formula="of:=IF([.A58]=&quot;&quot;;&quot;&quot;;[.$F58]+[.A$1]/3)" office:value-type="float" office:value="20009138">
            <text:p>20,009,138</text:p>
          </table:table-cell>
          <table:table-cell table:formula="of:=IF(ISBLANK([.F58]);&quot;&quot;;[.$F58]+[.H58]/3)" office:value-type="float" office:value="20166666.6666667">
            <text:p>2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">
            <text:p>2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59]&gt;=[.A$1];[.G59]&lt;[.A$1]);TODAY()+[.F59]/[.A$1];&quot;&quot;)" office:value-type="date" office:date-value="2023-02-17T07:57:09.809586">
            <text:p>Feb 17, 2023</text:p>
          </table:table-cell>
          <table:table-cell table:formula="of:=IF([.A59]=&quot;&quot;;&quot;&quot;;[.$F59]+[.A$1]/3)" office:value-type="float" office:value="30009138">
            <text:p>30,009,138</text:p>
          </table:table-cell>
          <table:table-cell table:formula="of:=IF(ISBLANK([.F59]);&quot;&quot;;[.$F59]+[.H59]/3)" office:value-type="float" office:value="30166666.6666667">
            <text:p>3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0">
            <text:p>3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0]&gt;=[.A$1];[.G60]&lt;[.A$1]);TODAY()+[.F60]/[.A$1];&quot;&quot;)" office:value-type="date" office:date-value="2024-02-17T02:36:13.079449">
            <text:p>Feb 17, 2024</text:p>
          </table:table-cell>
          <table:table-cell table:formula="of:=IF([.A60]=&quot;&quot;;&quot;&quot;;[.$F60]+[.A$1]/3)" office:value-type="float" office:value="40009138">
            <text:p>40,009,138</text:p>
          </table:table-cell>
          <table:table-cell table:formula="of:=IF(ISBLANK([.F60]);&quot;&quot;;[.$F60]+[.H60]/3)" office:value-type="float" office:value="40166666.6666667">
            <text:p>4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0">
            <text:p>4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1]&gt;=[.A$1];[.G61]&lt;[.A$1]);TODAY()+[.F61]/[.A$1];&quot;&quot;)" office:value-type="date" office:date-value="2025-02-15T21:15:16.349311">
            <text:p>Feb 15, 2025</text:p>
          </table:table-cell>
          <table:table-cell table:formula="of:=IF([.A61]=&quot;&quot;;&quot;&quot;;[.$F61]+[.A$1]/3)" office:value-type="float" office:value="50009138">
            <text:p>50,009,138</text:p>
          </table:table-cell>
          <table:table-cell table:formula="of:=IF(ISBLANK([.F61]);&quot;&quot;;[.$F61]+[.H61]/3)" office:value-type="float" office:value="50666666.6666667">
            <text:p>5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0">
            <text:p>5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2]&gt;=[.A$1];[.G62]&lt;[.A$1]);TODAY()+[.F62]/[.A$1];&quot;&quot;)" office:value-type="date" office:date-value="2026-02-15T15:54:19.619173">
            <text:p>Feb 15, 2026</text:p>
          </table:table-cell>
          <table:table-cell table:formula="of:=IF([.A62]=&quot;&quot;;&quot;&quot;;[.$F62]+[.A$1]/3)" office:value-type="float" office:value="60009138">
            <text:p>60,009,138</text:p>
          </table:table-cell>
          <table:table-cell table:formula="of:=IF(ISBLANK([.F62]);&quot;&quot;;[.$F62]+[.H62]/3)" office:value-type="float" office:value="60166666.6666667">
            <text:p>6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0">
            <text:p>6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3]&gt;=[.A$1];[.G63]&lt;[.A$1]);TODAY()+[.F63]/[.A$1];&quot;&quot;)" office:value-type="date" office:date-value="2027-02-15T10:33:22.889035">
            <text:p>Feb 15, 2027</text:p>
          </table:table-cell>
          <table:table-cell table:formula="of:=IF([.A63]=&quot;&quot;;&quot;&quot;;[.$F63]+[.A$1]/3)" office:value-type="float" office:value="70009138">
            <text:p>70,009,138</text:p>
          </table:table-cell>
          <table:table-cell table:formula="of:=IF(ISBLANK([.F63]);&quot;&quot;;[.$F63]+[.H63]/3)" office:value-type="float" office:value="70166666.6666667">
            <text:p>7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0">
            <text:p>7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4]&gt;=[.A$1];[.G64]&lt;[.A$1]);TODAY()+[.F64]/[.A$1];&quot;&quot;)" office:value-type="date" office:date-value="2028-02-15T05:12:26.158897">
            <text:p>Feb 15, 2028</text:p>
          </table:table-cell>
          <table:table-cell table:formula="of:=IF([.A64]=&quot;&quot;;&quot;&quot;;[.$F64]+[.A$1]/3)" office:value-type="float" office:value="80009138">
            <text:p>80,009,138</text:p>
          </table:table-cell>
          <table:table-cell table:formula="of:=IF(ISBLANK([.F64]);&quot;&quot;;[.$F64]+[.H64]/3)" office:value-type="float" office:value="80166666.6666667">
            <text:p>80,1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0">
            <text:p>80000000</text:p>
          </table:table-cell>
          <table:table-cell office:value-type="float" office:value="0">
            <text:p>0</text:p>
          </table:table-cell>
          <table:table-cell office:value-type="float" office:value="500000">
            <text:p>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5]&gt;=[.A$1];[.G65]&lt;[.A$1]);TODAY()+[.F65]/[.A$1];&quot;&quot;)" office:value-type="date" office:date-value="2029-02-13T23:51:29.428759">
            <text:p>Feb 13, 2029</text:p>
          </table:table-cell>
          <table:table-cell table:formula="of:=IF([.A65]=&quot;&quot;;&quot;&quot;;[.$F65]+[.A$1]/3)" office:value-type="float" office:value="90009138">
            <text:p>90,009,138</text:p>
          </table:table-cell>
          <table:table-cell table:formula="of:=IF(ISBLANK([.F65]);&quot;&quot;;[.$F65]+[.H65]/3)" office:value-type="float" office:value="90666666.6666667">
            <text:p>90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0">
            <text:p>90000000</text:p>
          </table:table-cell>
          <table:table-cell office:value-type="float" office:value="0">
            <text:p>0</text:p>
          </table:table-cell>
          <table:table-cell office:value-type="float" office:value="2000000">
            <text:p>2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66]&gt;=[.A$1];[.G66]&lt;[.A$1]);TODAY()+[.F66]/[.A$1];&quot;&quot;)">
            <text:p/>
          </table:table-cell>
          <table:table-cell table:formula="of:=IF([.A66]=&quot;&quot;;&quot;&quot;;[.$F66]+[.A$1]/3)">
            <text:p/>
          </table:table-cell>
          <table:table-cell table:formula="of:=IF(ISBLANK([.F66]);&quot;&quot;;[.$F66]+[.H66]/3)" office:value-type="float" office:value="95333333.3333333">
            <text:p>95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5000000">
            <text:p>95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7]&gt;=[.A$1];[.G67]&lt;[.A$1]);TODAY()+[.F67]/[.A$1];&quot;&quot;)">
            <text:p/>
          </table:table-cell>
          <table:table-cell table:formula="of:=IF([.A67]=&quot;&quot;;&quot;&quot;;[.$F67]+[.A$1]/3)">
            <text:p/>
          </table:table-cell>
          <table:table-cell table:formula="of:=IF(ISBLANK([.F67]);&quot;&quot;;[.$F67]+[.H67]/3)" office:value-type="float" office:value="97666666.6666667">
            <text:p>97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7500000">
            <text:p>97500000</text:p>
          </table:table-cell>
          <table:table-cell office:value-type="float" office:value="40000">
            <text:p>40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8]&gt;=[.A$1];[.G68]&lt;[.A$1]);TODAY()+[.F68]/[.A$1];&quot;&quot;)" office:value-type="date" office:date-value="2029-12-02T19:34:44.044648">
            <text:p>Dec 2, 2029</text:p>
          </table:table-cell>
          <table:table-cell table:formula="of:=IF([.A68]=&quot;&quot;;&quot;&quot;;[.$F68]+[.A$1]/3)" office:value-type="float" office:value="98009138">
            <text:p>98,009,138</text:p>
          </table:table-cell>
          <table:table-cell table:formula="of:=IF(ISBLANK([.F68]);&quot;&quot;;[.$F68]+[.H68]/3)" office:value-type="float" office:value="98033333.3333333">
            <text:p>98,0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8000000">
            <text:p>9800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69]&gt;=[.A$1];[.G69]&lt;[.A$1]);TODAY()+[.F69]/[.A$1];&quot;&quot;)" office:value-type="date" office:date-value="2030-01-08T07:02:38.371635">
            <text:p>Jan 8, 2030</text:p>
          </table:table-cell>
          <table:table-cell table:formula="of:=IF([.A69]=&quot;&quot;;&quot;&quot;;[.$F69]+[.A$1]/3)" office:value-type="float" office:value="99009138">
            <text:p>99,009,138</text:p>
          </table:table-cell>
          <table:table-cell table:formula="of:=IF(ISBLANK([.F69]);&quot;&quot;;[.$F69]+[.H69]/3)" office:value-type="float" office:value="99333333.3333333">
            <text:p>99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000000">
            <text:p>99000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0]&gt;=[.A$1];[.G70]&lt;[.A$1]);TODAY()+[.F70]/[.A$1];&quot;&quot;)" office:value-type="date" office:date-value="2030-01-26T12:46:35.535128">
            <text:p>Jan 26, 2030</text:p>
          </table:table-cell>
          <table:table-cell table:formula="of:=IF([.A70]=&quot;&quot;;&quot;&quot;;[.$F70]+[.A$1]/3)" office:value-type="float" office:value="99509138">
            <text:p>99,509,138</text:p>
          </table:table-cell>
          <table:table-cell table:formula="of:=IF(ISBLANK([.F70]);&quot;&quot;;[.$F70]+[.H70]/3)" office:value-type="float" office:value="99666666.6666667">
            <text:p>99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500000">
            <text:p>99500000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1]&gt;=[.A$1];[.G71]&lt;[.A$1]);TODAY()+[.F71]/[.A$1];&quot;&quot;)" office:value-type="date" office:date-value="2030-02-02T19:52:10.400525">
            <text:p>Feb 2, 2030</text:p>
          </table:table-cell>
          <table:table-cell table:formula="of:=IF([.A71]=&quot;&quot;;&quot;&quot;;[.$F71]+[.A$1]/3)" office:value-type="float" office:value="99709138">
            <text:p>99,709,138</text:p>
          </table:table-cell>
          <table:table-cell table:formula="of:=IF(ISBLANK([.F71]);&quot;&quot;;[.$F71]+[.H71]/3)" office:value-type="float" office:value="99733333.3333333">
            <text:p>99,7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700000">
            <text:p>997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2]&gt;=[.A$1];[.G72]&lt;[.A$1]);TODAY()+[.F72]/[.A$1];&quot;&quot;)" office:value-type="date" office:date-value="2030-02-06T11:24:57.833224">
            <text:p>Feb 6, 2030</text:p>
          </table:table-cell>
          <table:table-cell table:formula="of:=IF([.A72]=&quot;&quot;;&quot;&quot;;[.$F72]+[.A$1]/3)" office:value-type="float" office:value="99809138">
            <text:p>99,809,138</text:p>
          </table:table-cell>
          <table:table-cell table:formula="of:=IF(ISBLANK([.F72]);&quot;&quot;;[.$F72]+[.H72]/3)" office:value-type="float" office:value="99833333.3333333">
            <text:p>99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800000">
            <text:p>998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3]&gt;=[.A$1];[.G73]&lt;[.A$1]);TODAY()+[.F73]/[.A$1];&quot;&quot;)" office:value-type="date" office:date-value="2030-02-10T02:57:45.265923">
            <text:p>Feb 10, 2030</text:p>
          </table:table-cell>
          <table:table-cell table:formula="of:=IF([.A73]=&quot;&quot;;&quot;&quot;;[.$F73]+[.A$1]/3)" office:value-type="float" office:value="99909138">
            <text:p>99,909,138</text:p>
          </table:table-cell>
          <table:table-cell table:formula="of:=IF(ISBLANK([.F73]);&quot;&quot;;[.$F73]+[.H73]/3)" office:value-type="float" office:value="99933333.3333333">
            <text:p>99,9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900000">
            <text:p>9990000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string">
            <text:p>We're almost to one hundred m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74]&gt;=[.A$1];[.G74]&lt;[.A$1]);TODAY()+[.F74]/[.A$1];&quot;&quot;)" office:value-type="date" office:date-value="2030-02-13T18:30:32.698621">
            <text:p>Feb 13, 2030</text:p>
          </table:table-cell>
          <table:table-cell table:formula="of:=IF([.A74]=&quot;&quot;;&quot;&quot;;[.$F74]+[.A$1]/3)" office:value-type="float" office:value="100009138">
            <text:p>100,009,138</text:p>
          </table:table-cell>
          <table:table-cell table:formula="of:=IF(ISBLANK([.F74]);&quot;&quot;;[.$F74]+[.H74]/3)" office:value-type="float" office:value="106666666.666667">
            <text:p>1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We are at one hundred million Spotify plays 🎶 for "{title}"! <text:s/>🎉 <text:s/>{tags}</text:p>
          </table:table-cell>
        </table:table-row>
        <table:table-row table:style-name="ro2">
          <table:table-cell table:formula="of:=IF(AND([.H75]&gt;=[.A$1];[.G75]&lt;[.A$1]);TODAY()+[.F75]/[.A$1];&quot;&quot;)" office:value-type="date" office:date-value="2040-02-09T13:01:05.397242">
            <text:p>Feb 9, 2040</text:p>
          </table:table-cell>
          <table:table-cell table:formula="of:=IF([.A75]=&quot;&quot;;&quot;&quot;;[.$F75]+[.A$1]/3)" office:value-type="float" office:value="200009138">
            <text:p>200,009,138</text:p>
          </table:table-cell>
          <table:table-cell table:formula="of:=IF(ISBLANK([.F75]);&quot;&quot;;[.$F75]+[.H75]/3)" office:value-type="float" office:value="200833333.333333">
            <text:p>200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0">
            <text:p>2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6]&gt;=[.A$1];[.G76]&lt;[.A$1]);TODAY()+[.F76]/[.A$1];&quot;&quot;)" office:value-type="date" office:date-value="2045-02-06T10:16:21.746553">
            <text:p>Feb 6, 2045</text:p>
          </table:table-cell>
          <table:table-cell table:formula="of:=IF([.A76]=&quot;&quot;;&quot;&quot;;[.$F76]+[.A$1]/3)" office:value-type="float" office:value="250009138">
            <text:p>250,009,138</text:p>
          </table:table-cell>
          <table:table-cell table:formula="of:=IF(ISBLANK([.F76]);&quot;&quot;;[.$F76]+[.H76]/3)" office:value-type="float" office:value="253333333.333333">
            <text:p>2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50000000">
            <text:p>2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7]&gt;=[.A$1];[.G77]&lt;[.A$1]);TODAY()+[.F77]/[.A$1];&quot;&quot;)" office:value-type="date" office:date-value="2050-02-04T07:31:38.095863">
            <text:p>Feb 4, 2050</text:p>
          </table:table-cell>
          <table:table-cell table:formula="of:=IF([.A77]=&quot;&quot;;&quot;&quot;;[.$F77]+[.A$1]/3)" office:value-type="float" office:value="300009138">
            <text:p>300,009,138</text:p>
          </table:table-cell>
          <table:table-cell table:formula="of:=IF(ISBLANK([.F77]);&quot;&quot;;[.$F77]+[.H77]/3)" office:value-type="float" office:value="301666666.666667">
            <text:p>3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300000000">
            <text:p>3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8]&gt;=[.A$1];[.G78]&lt;[.A$1]);TODAY()+[.F78]/[.A$1];&quot;&quot;)" office:value-type="date" office:date-value="2060-01-31T02:02:10.794485">
            <text:p>Jan 31, 2060</text:p>
          </table:table-cell>
          <table:table-cell table:formula="of:=IF([.A78]=&quot;&quot;;&quot;&quot;;[.$F78]+[.A$1]/3)" office:value-type="float" office:value="400009138">
            <text:p>400,009,138</text:p>
          </table:table-cell>
          <table:table-cell table:formula="of:=IF(ISBLANK([.F78]);&quot;&quot;;[.$F78]+[.H78]/3)" office:value-type="float" office:value="401666666.666667">
            <text:p>4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400000000">
            <text:p>4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79]&gt;=[.A$1];[.G79]&lt;[.A$1]);TODAY()+[.F79]/[.A$1];&quot;&quot;)" office:value-type="date" office:date-value="2070-01-25T20:32:43.493106">
            <text:p>Jan 25, 2070</text:p>
          </table:table-cell>
          <table:table-cell table:formula="of:=IF([.A79]=&quot;&quot;;&quot;&quot;;[.$F79]+[.A$1]/3)" office:value-type="float" office:value="500009138">
            <text:p>500,009,138</text:p>
          </table:table-cell>
          <table:table-cell table:formula="of:=IF(ISBLANK([.F79]);&quot;&quot;;[.$F79]+[.H79]/3)" office:value-type="float" office:value="506666666.666667">
            <text:p>5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500000000">
            <text:p>5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🎉 <text:s/>Half a billion views on Spotify for "{title}"! <text:s/>🎉 <text:s/>{tags}</text:p>
          </table:table-cell>
        </table:table-row>
        <table:table-row table:style-name="ro2">
          <table:table-cell table:formula="of:=IF(AND([.H80]&gt;=[.A$1];[.G80]&lt;[.A$1]);TODAY()+[.F80]/[.A$1];&quot;&quot;)" office:value-type="date" office:date-value="2080-01-21T15:03:16.191727">
            <text:p>Jan 21, 2080</text:p>
          </table:table-cell>
          <table:table-cell table:formula="of:=IF([.A80]=&quot;&quot;;&quot;&quot;;[.$F80]+[.A$1]/3)" office:value-type="float" office:value="600009138">
            <text:p>600,009,138</text:p>
          </table:table-cell>
          <table:table-cell table:formula="of:=IF(ISBLANK([.F80]);&quot;&quot;;[.$F80]+[.H80]/3)" office:value-type="float" office:value="601666666.666667">
            <text:p>6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600000000">
            <text:p>6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1]&gt;=[.A$1];[.G81]&lt;[.A$1]);TODAY()+[.F81]/[.A$1];&quot;&quot;)" office:value-type="date" office:date-value="2090-01-16T09:33:48.890348">
            <text:p>Jan 16, 2090</text:p>
          </table:table-cell>
          <table:table-cell table:formula="of:=IF([.A81]=&quot;&quot;;&quot;&quot;;[.$F81]+[.A$1]/3)" office:value-type="float" office:value="700009138">
            <text:p>700,009,138</text:p>
          </table:table-cell>
          <table:table-cell table:formula="of:=IF(ISBLANK([.F81]);&quot;&quot;;[.$F81]+[.H81]/3)" office:value-type="float" office:value="700833333.333333">
            <text:p>700,8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00000000">
            <text:p>700000000</text:p>
          </table:table-cell>
          <table:table-cell office:value-type="float" office:value="0">
            <text:p>0</text:p>
          </table:table-cell>
          <table:table-cell office:value-type="float" office:value="2500000">
            <text:p>25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2]&gt;=[.A$1];[.G82]&lt;[.A$1]);TODAY()+[.F82]/[.A$1];&quot;&quot;)" office:value-type="date" office:date-value="2095-01-14T06:49:05.239659">
            <text:p>Jan 14, 2095</text:p>
          </table:table-cell>
          <table:table-cell table:formula="of:=IF([.A82]=&quot;&quot;;&quot;&quot;;[.$F82]+[.A$1]/3)" office:value-type="float" office:value="750009138">
            <text:p>750,009,138</text:p>
          </table:table-cell>
          <table:table-cell table:formula="of:=IF(ISBLANK([.F82]);&quot;&quot;;[.$F82]+[.H82]/3)" office:value-type="float" office:value="753333333.333333">
            <text:p>7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750000000">
            <text:p>750000000</text:p>
          </table:table-cell>
          <table:table-cell office:value-type="float" office:value="0">
            <text:p>0</text:p>
          </table:table-cell>
          <table:table-cell office:value-type="float" office:value="10000000">
            <text:p>1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3]&gt;=[.A$1];[.G83]&lt;[.A$1]);TODAY()+[.F83]/[.A$1];&quot;&quot;)" office:value-type="date" office:date-value="2100-01-12T04:04:21.58897">
            <text:p>Jan 12, 2100</text:p>
          </table:table-cell>
          <table:table-cell table:formula="of:=IF([.A83]=&quot;&quot;;&quot;&quot;;[.$F83]+[.A$1]/3)" office:value-type="float" office:value="800009138">
            <text:p>800,009,138</text:p>
          </table:table-cell>
          <table:table-cell table:formula="of:=IF(ISBLANK([.F83]);&quot;&quot;;[.$F83]+[.H83]/3)" office:value-type="float" office:value="801666666.666667">
            <text:p>8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800000000">
            <text:p>8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4]&gt;=[.A$1];[.G84]&lt;[.A$1]);TODAY()+[.F84]/[.A$1];&quot;&quot;)" office:value-type="date" office:date-value="2110-01-07T22:34:54.287591">
            <text:p>Jan 7, 2110</text:p>
          </table:table-cell>
          <table:table-cell table:formula="of:=IF([.A84]=&quot;&quot;;&quot;&quot;;[.$F84]+[.A$1]/3)" office:value-type="float" office:value="900009138">
            <text:p>900,009,138</text:p>
          </table:table-cell>
          <table:table-cell table:formula="of:=IF(ISBLANK([.F84]);&quot;&quot;;[.$F84]+[.H84]/3)" office:value-type="float" office:value="906666666.666667">
            <text:p>90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900000000">
            <text:p>900000000</text:p>
          </table:table-cell>
          <table:table-cell office:value-type="float" office:value="0">
            <text:p>0</text:p>
          </table:table-cell>
          <table:table-cell office:value-type="float" office:value="20000000">
            <text:p>20000000</text:p>
          </table:table-cell>
          <table:table-cell office:value-type="string">
            <text:p>Spotify plays 🎶 have reached {count} for "{title}". <text:s/>The daily average is {daily}.</text:p>
          </table:table-cell>
        </table:table-row>
        <table:table-row table:style-name="ro2">
          <table:table-cell table:formula="of:=IF(AND([.H85]&gt;=[.A$1];[.G85]&lt;[.A$1]);TODAY()+[.F85]/[.A$1];&quot;&quot;)">
            <text:p/>
          </table:table-cell>
          <table:table-cell table:formula="of:=IF([.A85]=&quot;&quot;;&quot;&quot;;[.$F85]+[.A$1]/3)">
            <text:p/>
          </table:table-cell>
          <table:table-cell table:formula="of:=IF(ISBLANK([.F85]);&quot;&quot;;[.$F85]+[.H85]/3)" office:value-type="float" office:value="953333333.333333">
            <text:p>95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50000000">
            <text:p>950000000</text:p>
          </table:table-cell>
          <table:table-cell office:value-type="float" office:value="2000000">
            <text:p>20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6]&gt;=[.A$1];[.G86]&lt;[.A$1]);TODAY()+[.F86]/[.A$1];&quot;&quot;)">
            <text:p/>
          </table:table-cell>
          <table:table-cell table:formula="of:=IF([.A86]=&quot;&quot;;&quot;&quot;;[.$F86]+[.A$1]/3)">
            <text:p/>
          </table:table-cell>
          <table:table-cell table:formula="of:=IF(ISBLANK([.F86]);&quot;&quot;;[.$F86]+[.H86]/3)" office:value-type="float" office:value="976666666.666667">
            <text:p>97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75000000">
            <text:p>975000000</text:p>
          </table:table-cell>
          <table:table-cell office:value-type="float" office:value="400000">
            <text:p>40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7]&gt;=[.A$1];[.G87]&lt;[.A$1]);TODAY()+[.F87]/[.A$1];&quot;&quot;)">
            <text:p/>
          </table:table-cell>
          <table:table-cell table:formula="of:=IF([.A87]=&quot;&quot;;&quot;&quot;;[.$F87]+[.A$1]/3)">
            <text:p/>
          </table:table-cell>
          <table:table-cell table:formula="of:=IF(ISBLANK([.F87]);&quot;&quot;;[.$F87]+[.H87]/3)" office:value-type="float" office:value="980333333.333333">
            <text:p>980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80000000">
            <text:p>980000000</text:p>
          </table:table-cell>
          <table:table-cell office:value-type="float" office:value="200000">
            <text:p>20000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8]&gt;=[.A$1];[.G88]&lt;[.A$1]);TODAY()+[.F88]/[.A$1];&quot;&quot;)">
            <text:p/>
          </table:table-cell>
          <table:table-cell table:formula="of:=IF([.A88]=&quot;&quot;;&quot;&quot;;[.$F88]+[.A$1]/3)">
            <text:p/>
          </table:table-cell>
          <table:table-cell table:formula="of:=IF(ISBLANK([.F88]);&quot;&quot;;[.$F88]+[.H88]/3)" office:value-type="float" office:value="993333333.333333">
            <text:p>993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0000000">
            <text:p>990000000</text:p>
          </table:table-cell>
          <table:table-cell office:value-type="float" office:value="100000">
            <text:p>100000</text:p>
          </table:table-cell>
          <table:table-cell office:value-type="float" office:value="10000000">
            <text:p>10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89]&gt;=[.A$1];[.G89]&lt;[.A$1]);TODAY()+[.F89]/[.A$1];&quot;&quot;)">
            <text:p/>
          </table:table-cell>
          <table:table-cell table:formula="of:=IF([.A89]=&quot;&quot;;&quot;&quot;;[.$F89]+[.A$1]/3)">
            <text:p/>
          </table:table-cell>
          <table:table-cell table:formula="of:=IF(ISBLANK([.F89]);&quot;&quot;;[.$F89]+[.H89]/3)" office:value-type="float" office:value="996666666.666667">
            <text:p>99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5000000">
            <text:p>995000000</text:p>
          </table:table-cell>
          <table:table-cell office:value-type="float" office:value="50000">
            <text:p>50000</text:p>
          </table:table-cell>
          <table:table-cell office:value-type="float" office:value="5000000">
            <text:p>5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0]&gt;=[.A$1];[.G90]&lt;[.A$1]);TODAY()+[.F90]/[.A$1];&quot;&quot;)" office:value-type="date" office:date-value="2119-09-16T06:41:44.005252">
            <text:p>Sep 16, 2119</text:p>
          </table:table-cell>
          <table:table-cell table:formula="of:=IF([.A90]=&quot;&quot;;&quot;&quot;;[.$F90]+[.A$1]/3)" office:value-type="float" office:value="997009138">
            <text:p>997,009,138</text:p>
          </table:table-cell>
          <table:table-cell table:formula="of:=IF(ISBLANK([.F90]);&quot;&quot;;[.$F90]+[.H90]/3)" office:value-type="float" office:value="997333333.333333">
            <text:p>997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7000000">
            <text:p>997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1]&gt;=[.A$1];[.G91]&lt;[.A$1]);TODAY()+[.F91]/[.A$1];&quot;&quot;)" office:value-type="date" office:date-value="2119-10-22T18:09:38.332238">
            <text:p>Oct 22, 2119</text:p>
          </table:table-cell>
          <table:table-cell table:formula="of:=IF([.A91]=&quot;&quot;;&quot;&quot;;[.$F91]+[.A$1]/3)" office:value-type="float" office:value="998009138">
            <text:p>998,009,138</text:p>
          </table:table-cell>
          <table:table-cell table:formula="of:=IF(ISBLANK([.F91]);&quot;&quot;;[.$F91]+[.H91]/3)" office:value-type="float" office:value="998333333.333333">
            <text:p>998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8000000">
            <text:p>998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2]&gt;=[.A$1];[.G92]&lt;[.A$1]);TODAY()+[.F92]/[.A$1];&quot;&quot;)" office:value-type="date" office:date-value="2119-11-28T05:37:32.659225">
            <text:p>Nov 28, 2119</text:p>
          </table:table-cell>
          <table:table-cell table:formula="of:=IF([.A92]=&quot;&quot;;&quot;&quot;;[.$F92]+[.A$1]/3)" office:value-type="float" office:value="999009138">
            <text:p>999,009,138</text:p>
          </table:table-cell>
          <table:table-cell table:formula="of:=IF(ISBLANK([.F92]);&quot;&quot;;[.$F92]+[.H92]/3)" office:value-type="float" office:value="999333333.333333">
            <text:p>999,333,333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table:style-name="ce16" office:value-type="float" office:value="999000000">
            <text:p>999000000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office:value-type="string">
            <text:p>We're almost to a billion Spotify plays 🎶 for "{title}". <text:s/>The current count is {count} and the daily average is {daily}.</text:p>
          </table:table-cell>
        </table:table-row>
        <table:table-row table:style-name="ro2">
          <table:table-cell table:formula="of:=IF(AND([.H93]&gt;=[.A$1];[.G93]&lt;[.A$1]);TODAY()+[.F93]/[.A$1];&quot;&quot;)" office:value-type="date" office:date-value="2120-01-03T17:05:26.986211">
            <text:p>Jan 3, 2120</text:p>
          </table:table-cell>
          <table:table-cell table:formula="of:=IF([.A93]=&quot;&quot;;&quot;&quot;;[.$F93]+[.A$1]/3)" office:value-type="float" office:value="1000009138">
            <text:p>1,000,009,138</text:p>
          </table:table-cell>
          <table:table-cell table:formula="of:=IF(ISBLANK([.F93]);&quot;&quot;;[.$F93]+[.H93]/3)" office:value-type="float" office:value="1066666666.66667">
            <text:p>1,066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1000000000">
            <text:p>1000000000</text:p>
          </table:table-cell>
          <table:table-cell office:value-type="float" office:value="0">
            <text:p>0</text:p>
          </table:table-cell>
          <table:table-cell office:value-type="float" office:value="200000000">
            <text:p>200000000</text:p>
          </table:table-cell>
          <table:table-cell office:value-type="string">
            <text:p>🎉 <text:s/>One billion plays 🎶 on Spotify for "{title}"! <text:s/>🎉 <text:s/>{tags}</text:p>
          </table:table-cell>
        </table:table-row>
        <table:table-row table:style-name="ro2">
          <table:table-cell table:formula="of:=IF(AND([.H94]&gt;=[.A$1];[.G94]&lt;[.A$1]);TODAY()+[.F94]/[.A$1];&quot;&quot;)" office:value-type="date" office:date-value="2219-11-18T10:10:53.97242">
            <text:p>Nov 18, 2219</text:p>
          </table:table-cell>
          <table:table-cell table:formula="of:=IF([.A94]=&quot;&quot;;&quot;&quot;;[.$F94]+[.A$1]/3)" office:value-type="float" office:value="2000009138">
            <text:p>2,000,009,138</text:p>
          </table:table-cell>
          <table:table-cell table:formula="of:=IF(ISBLANK([.F94]);&quot;&quot;;[.$F94]+[.H94]/3)" office:value-type="float" office:value="2001666666.66667">
            <text:p>2,001,666,667</text:p>
          </table:table-cell>
          <table:table-cell office:value-type="string">
            <text:p>Spotify</text:p>
          </table:table-cell>
          <table:table-cell office:value-type="string">
            <text:p>Plays</text:p>
          </table:table-cell>
          <table:table-cell office:value-type="float" office:value="2000000000">
            <text:p>2000000000</text:p>
          </table:table-cell>
          <table:table-cell office:value-type="float" office:value="0">
            <text:p>0</text:p>
          </table:table-cell>
          <table:table-cell office:value-type="float" office:value="5000000">
            <text:p>5000000</text:p>
          </table:table-cell>
          <table:table-cell office:value-type="string">
            <text:p>Two billion plays 🎶 on Spotify for "{title}"!</text:p>
          </table:table-cell>
        </table:table-row>
        <table:table-row table:style-name="ro2" table:number-rows-repeated="1048481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2/19/2020</text:date>, <text:time>00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Belue</meta:initial-creator>
    <meta:creation-date>2020-02-15T22:29:17.21</meta:creation-date>
    <dc:date>2020-02-19T00:26:38.86</dc:date>
    <dc:creator>Nathan Belue</dc:creator>
    <meta:editing-duration>P2DT8H20M9S</meta:editing-duration>
    <meta:editing-cycles>22</meta:editing-cycles>
    <meta:generator>OpenOffice/4.1.7$Win32 OpenOffice.org_project/417m1$Build-9800</meta:generator>
    <meta:document-statistic meta:table-count="4" meta:cell-count="3384" meta:object-count="0"/>
  </office:meta>
</office:document-meta>
</file>